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a9ad" officeooo:paragraph-rsid="0016a9ad" style:font-weight-asian="normal" style:font-weight-complex="normal"/>
    </style:style>
    <style:style style:name="P2" style:family="paragraph" style:parent-style-name="Standard">
      <style:text-properties style:font-name="Courier New" fo:font-size="9pt" fo:font-weight="bold" officeooo:rsid="001a096c" officeooo:paragraph-rsid="001a096c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urier New" fo:font-size="9pt" fo:font-weight="bold" officeooo:rsid="0016a9ad" officeooo:paragraph-rsid="0016a9ad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urier New" fo:font-size="9pt" fo:font-weight="bold" officeooo:rsid="0016aa76" officeooo:paragraph-rsid="0016aa76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urier New" fo:font-size="9pt" fo:font-weight="bold" officeooo:rsid="00184416" officeooo:paragraph-rsid="00184416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urier New" fo:font-size="9pt" fo:font-weight="bold" officeooo:rsid="001b432d" officeooo:paragraph-rsid="001b432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urier New" fo:font-size="9pt" fo:font-weight="bold" officeooo:rsid="001b432d" officeooo:paragraph-rsid="001c5206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urier New" fo:font-size="9pt" fo:font-weight="bold" officeooo:rsid="001ddd85" officeooo:paragraph-rsid="001ddd85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urier New" fo:font-size="9pt" fo:font-weight="normal" officeooo:rsid="001a096c" officeooo:paragraph-rsid="001a096c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Courier New" fo:font-size="9pt" fo:font-weight="normal" officeooo:rsid="0016a9ad" officeooo:paragraph-rsid="0016a9ad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Courier New" fo:font-size="9pt" fo:font-weight="normal" officeooo:rsid="0016aa76" officeooo:paragraph-rsid="0016aa76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Courier New" fo:font-size="9pt" fo:font-weight="normal" officeooo:rsid="00184416" officeooo:paragraph-rsid="00184416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Courier New" fo:font-size="9pt" fo:font-weight="normal" officeooo:rsid="00184416" officeooo:paragraph-rsid="001c5206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Courier New" fo:font-size="9pt" fo:font-weight="normal" officeooo:rsid="00188bc1" officeooo:paragraph-rsid="00188bc1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Courier New" fo:font-size="9pt" fo:font-weight="normal" officeooo:rsid="001b432d" officeooo:paragraph-rsid="001b432d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Courier New" fo:font-size="9pt" fo:font-weight="normal" officeooo:rsid="001b432d" officeooo:paragraph-rsid="001c5206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Courier New" fo:font-size="9pt" fo:font-weight="normal" officeooo:rsid="001ddd85" officeooo:paragraph-rsid="001ddd85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Courier New" fo:font-size="9pt" style:font-size-asian="9pt" style:font-size-complex="9pt"/>
    </style:style>
    <style:style style:name="P19" style:family="paragraph" style:parent-style-name="Preformatted_20_Text">
      <style:text-properties style:font-name="Courier New"/>
    </style:style>
    <style:style style:name="P20" style:family="paragraph" style:parent-style-name="Preformatted_20_Text">
      <style:text-properties style:font-name="Courier New" fo:font-size="9pt" fo:font-weight="normal" officeooo:rsid="00188bc1" officeooo:paragraph-rsid="00188bc1" style:font-size-asian="9pt" style:font-weight-asian="normal" style:font-size-complex="9pt" style:font-weight-complex="normal"/>
    </style:style>
    <style:style style:name="P21" style:family="paragraph" style:parent-style-name="Preformatted_20_Text">
      <style:paragraph-properties fo:margin-top="0cm" fo:margin-bottom="0.499cm" style:contextual-spacing="false"/>
      <style:text-properties style:font-name="Courier New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G INTEGER LIBRARY</text:p>
      <text:p text:style-name="P2"/>
      <text:p text:style-name="P9">#include &lt;algorithm&gt;</text:p>
      <text:p text:style-name="P9">#include &lt;cassert&gt;</text:p>
      <text:p text:style-name="P9">#include &lt;cmath&gt;</text:p>
      <text:p text:style-name="P9">#include &lt;cstdio&gt;</text:p>
      <text:p text:style-name="P9">#include &lt;cstdlib&gt;</text:p>
      <text:p text:style-name="P9">#include &lt;cstring&gt;</text:p>
      <text:p text:style-name="P9">#include &lt;deque&gt;</text:p>
      <text:p text:style-name="P9">#include &lt;iomanip&gt;</text:p>
      <text:p text:style-name="P9">#include &lt;iostream&gt;</text:p>
      <text:p text:style-name="P9">#include &lt;map&gt;</text:p>
      <text:p text:style-name="P9">#include &lt;queue&gt;</text:p>
      <text:p text:style-name="P9">#include &lt;set&gt;</text:p>
      <text:p text:style-name="P9">#include &lt;stack&gt;</text:p>
      <text:p text:style-name="P9">#include &lt;string&gt;</text:p>
      <text:p text:style-name="P9">#include &lt;vector&gt;</text:p>
      <text:p text:style-name="P9"/>
      <text:p text:style-name="P9">using namespace std;</text:p>
      <text:p text:style-name="P9"/>
      <text:p text:style-name="P9">#define sd(x) x = GetNextInt()</text:p>
      <text:p text:style-name="P9"/>
      <text:p text:style-name="P9">#define LL long long</text:p>
      <text:p text:style-name="P9">#define LD long double</text:p>
      <text:p text:style-name="P9">#define PB push_back</text:p>
      <text:p text:style-name="P9">#define MP make_pair</text:p>
      <text:p text:style-name="P9">#define F first</text:p>
      <text:p text:style-name="P9">#define S second</text:p>
      <text:p text:style-name="P9"/>
      <text:p text:style-name="P9">#define INF 2000000009</text:p>
      <text:p text:style-name="P9">#define MAXF 5000</text:p>
      <text:p text:style-name="P9"/>
      <text:p text:style-name="P9">#if 0</text:p>
      <text:p text:style-name="P9">#define get getchar_unlocked</text:p>
      <text:p text:style-name="P9">#else</text:p>
      <text:p text:style-name="P9">#define get getchar</text:p>
      <text:p text:style-name="P9">#endif</text:p>
      <text:p text:style-name="P9"/>
      <text:p text:style-name="P9">LL next_int;</text:p>
      <text:p text:style-name="P9">char in_char;</text:p>
      <text:p text:style-name="P9"/>
      <text:p text:style-name="P9">inline LL GetNextInt(){</text:p>
      <text:p text:style-name="P9"><text:s text:c="4"/>in_char = ' ';</text:p>
      <text:p text:style-name="P9"><text:s text:c="4"/>while((in_char &lt; '0') | (in_char &gt; '9')){</text:p>
      <text:p text:style-name="P9"><text:s text:c="8"/>in_char = get();</text:p>
      <text:p text:style-name="P9"><text:s text:c="4"/>}</text:p>
      <text:p text:style-name="P9"><text:s text:c="4"/>next_int = 0;</text:p>
      <text:p text:style-name="P9"><text:s text:c="4"/>while((in_char &gt;= '0') &amp;&amp; (in_char &lt;= '9')){</text:p>
      <text:p text:style-name="P9"><text:s text:c="8"/>next_int *= 10;</text:p>
      <text:p text:style-name="P9"><text:s text:c="8"/>next_int += in_char - 48;</text:p>
      <text:p text:style-name="P9"><text:s text:c="8"/>in_char = get();</text:p>
      <text:p text:style-name="P9"><text:s text:c="4"/>}</text:p>
      <text:p text:style-name="P9"><text:s text:c="4"/>return next_int;</text:p>
      <text:p text:style-name="P9">}</text:p>
      <text:p text:style-name="P9"/>
      <text:p text:style-name="P9"/>
      <text:p text:style-name="P9">typedef pair&lt;int,int&gt; PII;</text:p>
      <text:p text:style-name="P9">typedef vector&lt;int&gt; VI;</text:p>
      <text:p text:style-name="P9"/>
      <text:p text:style-name="P9">// base and base_digits must be consistent</text:p>
      <text:p text:style-name="P9">const int base = 1000000000;</text:p>
      <text:p text:style-name="P9">const int base_digits = 9;</text:p>
      <text:p text:style-name="P9"/>
      <text:p text:style-name="P9">struct bigint {</text:p>
      <text:p text:style-name="P9"><text:s text:c="4"/>vector&lt;int&gt; a;</text:p>
      <text:p text:style-name="P9"><text:s text:c="4"/>int sign;</text:p>
      <text:p text:style-name="P9"/>
      <text:p text:style-name="P9"><text:s text:c="4"/>bigint() :</text:p>
      <text:p text:style-name="P9"><text:s text:c="8"/>sign(1) {</text:p>
      <text:p text:style-name="P9"><text:s text:c="4"/>}</text:p>
      <text:p text:style-name="P9"/>
      <text:p text:style-name="P9"><text:s text:c="4"/>bigint(long long v) {</text:p>
      <text:p text:style-name="P9"><text:s text:c="8"/>*this = v;</text:p>
      <text:p text:style-name="P9"><text:s text:c="4"/>}</text:p>
      <text:p text:style-name="P9"/>
      <text:p text:style-name="P9"><text:s text:c="4"/>bigint(const string &amp;s) {</text:p>
      <text:p text:style-name="P9"><text:s text:c="8"/>read(s);</text:p>
      <text:p text:style-name="P9"><text:soft-page-break/><text:s text:c="4"/>}</text:p>
      <text:p text:style-name="P9"/>
      <text:p text:style-name="P9"><text:s text:c="4"/>void operator=(const bigint &amp;v) {</text:p>
      <text:p text:style-name="P9"><text:s text:c="8"/>sign = v.sign;</text:p>
      <text:p text:style-name="P9"><text:s text:c="8"/>a = v.a;</text:p>
      <text:p text:style-name="P9"><text:s text:c="4"/>}</text:p>
      <text:p text:style-name="P9"/>
      <text:p text:style-name="P9"><text:s text:c="4"/>void operator=(long long v) {</text:p>
      <text:p text:style-name="P9"><text:s text:c="8"/>sign = 1;</text:p>
      <text:p text:style-name="P9"><text:s text:c="8"/>if (v &lt; 0)</text:p>
      <text:p text:style-name="P9"><text:s text:c="12"/>sign = -1, v = -v;</text:p>
      <text:p text:style-name="P9"><text:s text:c="8"/>for (; v &gt; 0; v = v / base)</text:p>
      <text:p text:style-name="P9"><text:s text:c="12"/>a.push_back(v % base);</text:p>
      <text:p text:style-name="P9"><text:s text:c="4"/>}</text:p>
      <text:p text:style-name="P9"/>
      <text:p text:style-name="P9"><text:s text:c="4"/>bigint operator+(const bigint &amp;v) const {</text:p>
      <text:p text:style-name="P9"><text:s text:c="8"/>if (sign == v.sign) {</text:p>
      <text:p text:style-name="P9"><text:s text:c="12"/>bigint res = v;</text:p>
      <text:p text:style-name="P9"/>
      <text:p text:style-name="P9"><text:s text:c="12"/>for (int i = 0, carry = 0; i &lt; (int) max(a.size(), v.a.size()) || carry; ++i) {</text:p>
      <text:p text:style-name="P9"><text:s text:c="16"/>if (i == (int) res.a.size())</text:p>
      <text:p text:style-name="P9"><text:s text:c="20"/>res.a.push_back(0);</text:p>
      <text:p text:style-name="P9"><text:s text:c="16"/>res.a[i] += carry + (i &lt; (int) a.size() ? a[i] : 0);</text:p>
      <text:p text:style-name="P9"><text:s text:c="16"/>carry = res.a[i] &gt;= base;</text:p>
      <text:p text:style-name="P9"><text:s text:c="16"/>if (carry)</text:p>
      <text:p text:style-name="P9"><text:s text:c="20"/>res.a[i] -= base;</text:p>
      <text:p text:style-name="P9"><text:s text:c="12"/>}</text:p>
      <text:p text:style-name="P9"><text:s text:c="12"/>return res;</text:p>
      <text:p text:style-name="P9"><text:s text:c="8"/>}</text:p>
      <text:p text:style-name="P9"><text:s text:c="8"/>return *this - (-v);</text:p>
      <text:p text:style-name="P9"><text:s text:c="4"/>}</text:p>
      <text:p text:style-name="P9"/>
      <text:p text:style-name="P9"><text:s text:c="4"/>bigint operator-(const bigint &amp;v) const {</text:p>
      <text:p text:style-name="P9"><text:s text:c="8"/>if (sign == v.sign) {</text:p>
      <text:p text:style-name="P9"><text:s text:c="12"/>if (abs() &gt;= v.abs()) {</text:p>
      <text:p text:style-name="P9"><text:s text:c="16"/>bigint res = *this;</text:p>
      <text:p text:style-name="P9"><text:s text:c="16"/>for (int i = 0, carry = 0; i &lt; (int) v.a.size() || carry; ++i) {</text:p>
      <text:p text:style-name="P9"><text:s text:c="20"/>res.a[i] -= carry + (i &lt; (int) v.a.size() ? v.a[i] : 0);</text:p>
      <text:p text:style-name="P9"><text:s text:c="20"/>carry = res.a[i] &lt; 0;</text:p>
      <text:p text:style-name="P9"><text:s text:c="20"/>if (carry)</text:p>
      <text:p text:style-name="P9"><text:s text:c="24"/>res.a[i] += base;</text:p>
      <text:p text:style-name="P9"><text:s text:c="16"/>}</text:p>
      <text:p text:style-name="P9"><text:s text:c="16"/>res.trim();</text:p>
      <text:p text:style-name="P9"><text:s text:c="16"/>return res;</text:p>
      <text:p text:style-name="P9"><text:s text:c="12"/>}</text:p>
      <text:p text:style-name="P9"><text:s text:c="12"/>return -(v - *this);</text:p>
      <text:p text:style-name="P9"><text:s text:c="8"/>}</text:p>
      <text:p text:style-name="P9"><text:s text:c="8"/>return *this + (-v);</text:p>
      <text:p text:style-name="P9"><text:s text:c="4"/>}</text:p>
      <text:p text:style-name="P9"/>
      <text:p text:style-name="P9"><text:s text:c="4"/>void operator*=(int v) {</text:p>
      <text:p text:style-name="P9"><text:s text:c="8"/>if (v &lt; 0)</text:p>
      <text:p text:style-name="P9"><text:s text:c="12"/>sign = -sign, v = -v;</text:p>
      <text:p text:style-name="P9"><text:s text:c="8"/>for (int i = 0, carry = 0; i &lt; (int) a.size() || carry; ++i) {</text:p>
      <text:p text:style-name="P9"><text:s text:c="12"/>if (i == (int) a.size())</text:p>
      <text:p text:style-name="P9"><text:s text:c="16"/>a.push_back(0);</text:p>
      <text:p text:style-name="P9"><text:s text:c="12"/>long long cur = a[i] * (long long) v + carry;</text:p>
      <text:p text:style-name="P9"><text:s text:c="12"/>carry = (int) (cur / base);</text:p>
      <text:p text:style-name="P9"><text:s text:c="12"/>a[i] = (int) (cur % base);</text:p>
      <text:p text:style-name="P9"><text:s text:c="12"/>//asm("divl %%ecx" : "=a"(carry), "=d"(a[i]) : "A"(cur), "c"(base));</text:p>
      <text:p text:style-name="P9"><text:s text:c="8"/>}</text:p>
      <text:p text:style-name="P9"><text:s text:c="8"/>trim();</text:p>
      <text:p text:style-name="P9"><text:s text:c="4"/>}</text:p>
      <text:p text:style-name="P9"/>
      <text:p text:style-name="P9"><text:s text:c="4"/>bigint operator*(int v) const {</text:p>
      <text:p text:style-name="P9"><text:s text:c="8"/>bigint res = *this;</text:p>
      <text:p text:style-name="P9"><text:s text:c="8"/>res *= v;</text:p>
      <text:p text:style-name="P9"><text:s text:c="8"/>return res;</text:p>
      <text:p text:style-name="P9"><text:s text:c="4"/>}</text:p>
      <text:p text:style-name="P9"/>
      <text:p text:style-name="P9"><text:s text:c="4"/>friend pair&lt;bigint, bigint&gt; divmod(const bigint &amp;a1, const bigint &amp;b1) {</text:p>
      <text:p text:style-name="P9"><text:s text:c="8"/>int norm = base / (b1.a.back() + 1);</text:p>
      <text:p text:style-name="P9"><text:s text:c="8"/>bigint a = a1.abs() * norm;</text:p>
      <text:p text:style-name="P9"><text:s text:c="8"/>bigint b = b1.abs() * norm;</text:p>
      <text:p text:style-name="P9"><text:s text:c="8"/>bigint q, r;</text:p>
      <text:p text:style-name="P9"><text:s text:c="8"/>q.a.resize(a.a.size());</text:p>
      <text:p text:style-name="P9"/>
      <text:p text:style-name="P9"><text:soft-page-break/><text:s text:c="8"/>for (int i = a.a.size() - 1; i &gt;= 0; i--) {</text:p>
      <text:p text:style-name="P9"><text:s text:c="12"/>r *= base;</text:p>
      <text:p text:style-name="P9"><text:s text:c="12"/>r += a.a[i];</text:p>
      <text:p text:style-name="P9"><text:s text:c="12"/>int s1 = r.a.size() &lt;= b.a.size() ? 0 : r.a[b.a.size()];</text:p>
      <text:p text:style-name="P9"><text:s text:c="12"/>int s2 = r.a.size() &lt;= b.a.size() - 1 ? 0 : r.a[b.a.size() - 1];</text:p>
      <text:p text:style-name="P9"><text:s text:c="12"/>int d = ((long long) base * s1 + s2) / b.a.back();</text:p>
      <text:p text:style-name="P9"><text:s text:c="12"/>r -= b * d;</text:p>
      <text:p text:style-name="P9"><text:s text:c="12"/>while (r &lt; 0)</text:p>
      <text:p text:style-name="P9"><text:s text:c="16"/>r += b, --d;</text:p>
      <text:p text:style-name="P9"><text:s text:c="12"/>q.a[i] = d;</text:p>
      <text:p text:style-name="P9"><text:s text:c="8"/>}</text:p>
      <text:p text:style-name="P9"/>
      <text:p text:style-name="P9"><text:s text:c="8"/>q.sign = a1.sign * b1.sign;</text:p>
      <text:p text:style-name="P9"><text:s text:c="8"/>r.sign = a1.sign;</text:p>
      <text:p text:style-name="P9"><text:s text:c="8"/>q.trim();</text:p>
      <text:p text:style-name="P9"><text:s text:c="8"/>r.trim();</text:p>
      <text:p text:style-name="P9"><text:s text:c="8"/>return make_pair(q, r / norm);</text:p>
      <text:p text:style-name="P9"><text:s text:c="4"/>}</text:p>
      <text:p text:style-name="P9"/>
      <text:p text:style-name="P9"><text:s text:c="4"/>bigint operator/(const bigint &amp;v) const {</text:p>
      <text:p text:style-name="P9"><text:s text:c="8"/>return divmod(*this, v).first;</text:p>
      <text:p text:style-name="P9"><text:s text:c="4"/>}</text:p>
      <text:p text:style-name="P9"/>
      <text:p text:style-name="P9"><text:s text:c="4"/>bigint operator%(const bigint &amp;v) const {</text:p>
      <text:p text:style-name="P9"><text:s text:c="8"/>return divmod(*this, v).second;</text:p>
      <text:p text:style-name="P9"><text:s text:c="4"/>}</text:p>
      <text:p text:style-name="P9"/>
      <text:p text:style-name="P9"><text:s text:c="4"/>void operator/=(int v) {</text:p>
      <text:p text:style-name="P9"><text:s text:c="8"/>if (v &lt; 0)</text:p>
      <text:p text:style-name="P9"><text:s text:c="12"/>sign = -sign, v = -v;</text:p>
      <text:p text:style-name="P9"><text:s text:c="8"/>for (int i = (int) a.size() - 1, rem = 0; i &gt;= 0; --i) {</text:p>
      <text:p text:style-name="P9"><text:s text:c="12"/>long long cur = a[i] + rem * (long long) base;</text:p>
      <text:p text:style-name="P9"><text:s text:c="12"/>a[i] = (int) (cur / v);</text:p>
      <text:p text:style-name="P9"><text:s text:c="12"/>rem = (int) (cur % v);</text:p>
      <text:p text:style-name="P9"><text:s text:c="8"/>}</text:p>
      <text:p text:style-name="P9"><text:s text:c="8"/>trim();</text:p>
      <text:p text:style-name="P9"><text:s text:c="4"/>}</text:p>
      <text:p text:style-name="P9"/>
      <text:p text:style-name="P9"><text:s text:c="4"/>bigint operator/(int v) const {</text:p>
      <text:p text:style-name="P9"><text:s text:c="8"/>bigint res = *this;</text:p>
      <text:p text:style-name="P9"><text:s text:c="8"/>res /= v;</text:p>
      <text:p text:style-name="P9"><text:s text:c="8"/>return res;</text:p>
      <text:p text:style-name="P9"><text:s text:c="4"/>}</text:p>
      <text:p text:style-name="P9"/>
      <text:p text:style-name="P9"><text:s text:c="4"/>int operator%(int v) const {</text:p>
      <text:p text:style-name="P9"><text:s text:c="8"/>if (v &lt; 0)</text:p>
      <text:p text:style-name="P9"><text:s text:c="12"/>v = -v;</text:p>
      <text:p text:style-name="P9"><text:s text:c="8"/>int m = 0;</text:p>
      <text:p text:style-name="P9"><text:s text:c="8"/>for (int i = a.size() - 1; i &gt;= 0; --i)</text:p>
      <text:p text:style-name="P9"><text:s text:c="12"/>m = (a[i] + m * (long long) base) % v;</text:p>
      <text:p text:style-name="P9"><text:s text:c="8"/>return m * sign;</text:p>
      <text:p text:style-name="P9"><text:s text:c="4"/>}</text:p>
      <text:p text:style-name="P9"/>
      <text:p text:style-name="P9"><text:s text:c="4"/>void operator+=(const bigint &amp;v) {</text:p>
      <text:p text:style-name="P9"><text:s text:c="8"/>*this = *this + v;</text:p>
      <text:p text:style-name="P9"><text:s text:c="4"/>}</text:p>
      <text:p text:style-name="P9"><text:s text:c="4"/>void operator-=(const bigint &amp;v) {</text:p>
      <text:p text:style-name="P9"><text:s text:c="8"/>*this = *this - v;</text:p>
      <text:p text:style-name="P9"><text:s text:c="4"/>}</text:p>
      <text:p text:style-name="P9"><text:s text:c="4"/>void operator*=(const bigint &amp;v) {</text:p>
      <text:p text:style-name="P9"><text:s text:c="8"/>*this = *this * v;</text:p>
      <text:p text:style-name="P9"><text:s text:c="4"/>}</text:p>
      <text:p text:style-name="P9"><text:s text:c="4"/>void operator/=(const bigint &amp;v) {</text:p>
      <text:p text:style-name="P9"><text:s text:c="8"/>*this = *this / v;</text:p>
      <text:p text:style-name="P9"><text:s text:c="4"/>}</text:p>
      <text:p text:style-name="P9"/>
      <text:p text:style-name="P9"><text:s text:c="4"/>bool operator&lt;(const bigint &amp;v) const {</text:p>
      <text:p text:style-name="P9"><text:s text:c="8"/>if (sign != v.sign)</text:p>
      <text:p text:style-name="P9"><text:s text:c="12"/>return sign &lt; v.sign;</text:p>
      <text:p text:style-name="P9"><text:s text:c="8"/>if (a.size() != v.a.size())</text:p>
      <text:p text:style-name="P9"><text:s text:c="12"/>return a.size() * sign &lt; v.a.size() * v.sign;</text:p>
      <text:p text:style-name="P9"><text:s text:c="8"/>for (int i = a.size() - 1; i &gt;= 0; i--)</text:p>
      <text:p text:style-name="P9"><text:s text:c="12"/>if (a[i] != v.a[i])</text:p>
      <text:p text:style-name="P9"><text:s text:c="16"/>return a[i] * sign &lt; v.a[i] * sign;</text:p>
      <text:p text:style-name="P9"><text:s text:c="8"/>return false;</text:p>
      <text:p text:style-name="P9"><text:s text:c="4"/>}</text:p>
      <text:p text:style-name="P9"/>
      <text:p text:style-name="P9"><text:soft-page-break/><text:s text:c="4"/>bool operator&gt;(const bigint &amp;v) const {</text:p>
      <text:p text:style-name="P9"><text:s text:c="8"/>return v &lt; *this;</text:p>
      <text:p text:style-name="P9"><text:s text:c="4"/>}</text:p>
      <text:p text:style-name="P9"><text:s text:c="4"/>bool operator&lt;=(const bigint &amp;v) const {</text:p>
      <text:p text:style-name="P9"><text:s text:c="8"/>return !(v &lt; *this);</text:p>
      <text:p text:style-name="P9"><text:s text:c="4"/>}</text:p>
      <text:p text:style-name="P9"><text:s text:c="4"/>bool operator&gt;=(const bigint &amp;v) const {</text:p>
      <text:p text:style-name="P9"><text:s text:c="8"/>return !(*this &lt; v);</text:p>
      <text:p text:style-name="P9"><text:s text:c="4"/>}</text:p>
      <text:p text:style-name="P9"><text:s text:c="4"/>bool operator==(const bigint &amp;v) const {</text:p>
      <text:p text:style-name="P9"><text:s text:c="8"/>return !(*this &lt; v) &amp;&amp; !(v &lt; *this);</text:p>
      <text:p text:style-name="P9"><text:s text:c="4"/>}</text:p>
      <text:p text:style-name="P9"><text:s text:c="4"/>bool operator!=(const bigint &amp;v) const {</text:p>
      <text:p text:style-name="P9"><text:s text:c="8"/>return *this &lt; v || v &lt; *this;</text:p>
      <text:p text:style-name="P9"><text:s text:c="4"/>}</text:p>
      <text:p text:style-name="P9"/>
      <text:p text:style-name="P9"><text:s text:c="4"/>void trim() {</text:p>
      <text:p text:style-name="P9"><text:s text:c="8"/>while (!a.empty() &amp;&amp; !a.back())</text:p>
      <text:p text:style-name="P9"><text:s text:c="12"/>a.pop_back();</text:p>
      <text:p text:style-name="P9"><text:s text:c="8"/>if (a.empty())</text:p>
      <text:p text:style-name="P9"><text:s text:c="12"/>sign = 1;</text:p>
      <text:p text:style-name="P9"><text:s text:c="4"/>}</text:p>
      <text:p text:style-name="P9"/>
      <text:p text:style-name="P9"><text:s text:c="4"/>bool isZero() const {</text:p>
      <text:p text:style-name="P9"><text:s text:c="8"/>return a.empty() || (a.size() == 1 &amp;&amp; !a[0]);</text:p>
      <text:p text:style-name="P9"><text:s text:c="4"/>}</text:p>
      <text:p text:style-name="P9"/>
      <text:p text:style-name="P9"><text:s text:c="4"/>bigint operator-() const {</text:p>
      <text:p text:style-name="P9"><text:s text:c="8"/>bigint res = *this;</text:p>
      <text:p text:style-name="P9"><text:s text:c="8"/>res.sign = -sign;</text:p>
      <text:p text:style-name="P9"><text:s text:c="8"/>return res;</text:p>
      <text:p text:style-name="P9"><text:s text:c="4"/>}</text:p>
      <text:p text:style-name="P9"/>
      <text:p text:style-name="P9"><text:s text:c="4"/>bigint abs() const {</text:p>
      <text:p text:style-name="P9"><text:s text:c="8"/>bigint res = *this;</text:p>
      <text:p text:style-name="P9"><text:s text:c="8"/>res.sign *= res.sign;</text:p>
      <text:p text:style-name="P9"><text:s text:c="8"/>return res;</text:p>
      <text:p text:style-name="P9"><text:s text:c="4"/>}</text:p>
      <text:p text:style-name="P9"/>
      <text:p text:style-name="P9"><text:s text:c="4"/>long long longValue() const {</text:p>
      <text:p text:style-name="P9"><text:s text:c="8"/>long long res = 0;</text:p>
      <text:p text:style-name="P9"><text:s text:c="8"/>for (int i = a.size() - 1; i &gt;= 0; i--)</text:p>
      <text:p text:style-name="P9"><text:s text:c="12"/>res = res * base + a[i];</text:p>
      <text:p text:style-name="P9"><text:s text:c="8"/>return res * sign;</text:p>
      <text:p text:style-name="P9"><text:s text:c="4"/>}</text:p>
      <text:p text:style-name="P9"/>
      <text:p text:style-name="P9"><text:s text:c="4"/>friend bigint gcd(const bigint &amp;a, const bigint &amp;b) {</text:p>
      <text:p text:style-name="P9"><text:s text:c="8"/>return b.isZero() ? a : gcd(b, a % b);</text:p>
      <text:p text:style-name="P9"><text:s text:c="4"/>}</text:p>
      <text:p text:style-name="P9"><text:s text:c="4"/>friend bigint lcm(const bigint &amp;a, const bigint &amp;b) {</text:p>
      <text:p text:style-name="P9"><text:s text:c="8"/>return a / gcd(a, b) * b;</text:p>
      <text:p text:style-name="P9"><text:s text:c="4"/>}</text:p>
      <text:p text:style-name="P9"/>
      <text:p text:style-name="P9"><text:s text:c="4"/>void read(const string &amp;s) {</text:p>
      <text:p text:style-name="P9"><text:s text:c="8"/>sign = 1;</text:p>
      <text:p text:style-name="P9"><text:s text:c="8"/>a.clear();</text:p>
      <text:p text:style-name="P9"><text:s text:c="8"/>int pos = 0;</text:p>
      <text:p text:style-name="P9"><text:s text:c="8"/>while (pos &lt; (int) s.size() &amp;&amp; (s[pos] == '-' || s[pos] == '+')) {</text:p>
      <text:p text:style-name="P9"><text:s text:c="12"/>if (s[pos] == '-')</text:p>
      <text:p text:style-name="P9"><text:s text:c="16"/>sign = -sign;</text:p>
      <text:p text:style-name="P9"><text:s text:c="12"/>++pos;</text:p>
      <text:p text:style-name="P9"><text:s text:c="8"/>}</text:p>
      <text:p text:style-name="P9"><text:s text:c="8"/>for (int i = s.size() - 1; i &gt;= pos; i -= base_digits) {</text:p>
      <text:p text:style-name="P9"><text:s text:c="12"/>int x = 0;</text:p>
      <text:p text:style-name="P9"><text:s text:c="12"/>for (int j = max(pos, i - base_digits + 1); j &lt;= i; j++)</text:p>
      <text:p text:style-name="P9"><text:s text:c="16"/>x = x * 10 + s[j] - '0';</text:p>
      <text:p text:style-name="P9"><text:s text:c="12"/>a.push_back(x);</text:p>
      <text:p text:style-name="P9"><text:s text:c="8"/>}</text:p>
      <text:p text:style-name="P9"><text:s text:c="8"/>trim();</text:p>
      <text:p text:style-name="P9"><text:s text:c="4"/>}</text:p>
      <text:p text:style-name="P9"/>
      <text:p text:style-name="P9"><text:s text:c="4"/>int length(){</text:p>
      <text:p text:style-name="P9"><text:tab/>int l=0,back=a.back();</text:p>
      <text:p text:style-name="P9"><text:tab/>while(back){l++;back/=10;}</text:p>
      <text:p text:style-name="P9"><text:tab/>l+=((a.size()-1)*base_digits);</text:p>
      <text:p text:style-name="P9"><text:tab/>return l;</text:p>
      <text:p text:style-name="P9"><text:s text:c="4"/>}</text:p>
      <text:p text:style-name="P9"><text:soft-page-break/></text:p>
      <text:p text:style-name="P9"><text:s text:c="4"/>friend istream&amp; operator&gt;&gt;(istream &amp;stream, bigint &amp;v) {</text:p>
      <text:p text:style-name="P9"><text:s text:c="8"/>string s;</text:p>
      <text:p text:style-name="P9"><text:s text:c="8"/>stream &gt;&gt; s;</text:p>
      <text:p text:style-name="P9"><text:s text:c="8"/>v.read(s);</text:p>
      <text:p text:style-name="P9"><text:s text:c="8"/>return stream;</text:p>
      <text:p text:style-name="P9"><text:s text:c="4"/>}</text:p>
      <text:p text:style-name="P9"/>
      <text:p text:style-name="P9"><text:s text:c="4"/>friend ostream&amp; operator&lt;&lt;(ostream &amp;stream, const bigint &amp;v) {</text:p>
      <text:p text:style-name="P9"><text:s text:c="8"/>if (v.sign == -1)</text:p>
      <text:p text:style-name="P9"><text:s text:c="12"/>stream &lt;&lt; '-';</text:p>
      <text:p text:style-name="P9"><text:s text:c="8"/>stream &lt;&lt; (v.a.empty() ? 0 : v.a.back());</text:p>
      <text:p text:style-name="P9"><text:s text:c="8"/>for (int i = (int) v.a.size() - 2; i &gt;= 0; --i)</text:p>
      <text:p text:style-name="P9"><text:s text:c="12"/>stream &lt;&lt; setw(base_digits) &lt;&lt; setfill('0') &lt;&lt; v.a[i];</text:p>
      <text:p text:style-name="P9"><text:s text:c="8"/>return stream;</text:p>
      <text:p text:style-name="P9"><text:s text:c="4"/>}</text:p>
      <text:p text:style-name="P9"/>
      <text:p text:style-name="P9"><text:s text:c="4"/>static vector&lt;int&gt; convert_base(const vector&lt;int&gt; &amp;a, int old_digits, int new_digits) {</text:p>
      <text:p text:style-name="P9"><text:s text:c="8"/>vector&lt;long long&gt; p(max(old_digits, new_digits) + 1);</text:p>
      <text:p text:style-name="P9"><text:s text:c="8"/>p[0] = 1;</text:p>
      <text:p text:style-name="P9"><text:s text:c="8"/>for (int i = 1; i &lt; (int) p.size(); i++)</text:p>
      <text:p text:style-name="P9"><text:s text:c="12"/>p[i] = p[i - 1] * 10;</text:p>
      <text:p text:style-name="P9"><text:s text:c="8"/>vector&lt;int&gt; res;</text:p>
      <text:p text:style-name="P9"><text:s text:c="8"/>long long cur = 0;</text:p>
      <text:p text:style-name="P9"><text:s text:c="8"/>int cur_digits = 0;</text:p>
      <text:p text:style-name="P9"><text:s text:c="8"/>for (int i = 0; i &lt; (int) a.size(); i++) {</text:p>
      <text:p text:style-name="P9"><text:s text:c="12"/>cur += a[i] * p[cur_digits];</text:p>
      <text:p text:style-name="P9"><text:s text:c="12"/>cur_digits += old_digits;</text:p>
      <text:p text:style-name="P9"><text:s text:c="12"/>while (cur_digits &gt;= new_digits) {</text:p>
      <text:p text:style-name="P9"><text:s text:c="16"/>res.push_back(int(cur % p[new_digits]));</text:p>
      <text:p text:style-name="P9"><text:s text:c="16"/>cur /= p[new_digits];</text:p>
      <text:p text:style-name="P9"><text:s text:c="16"/>cur_digits -= new_digits;</text:p>
      <text:p text:style-name="P9"><text:s text:c="12"/>}</text:p>
      <text:p text:style-name="P9"><text:s text:c="8"/>}</text:p>
      <text:p text:style-name="P9"><text:s text:c="8"/>res.push_back((int) cur);</text:p>
      <text:p text:style-name="P9"><text:s text:c="8"/>while (!res.empty() &amp;&amp; !res.back())</text:p>
      <text:p text:style-name="P9"><text:s text:c="12"/>res.pop_back();</text:p>
      <text:p text:style-name="P9"><text:s text:c="8"/>return res;</text:p>
      <text:p text:style-name="P9"><text:s text:c="4"/>}</text:p>
      <text:p text:style-name="P9"/>
      <text:p text:style-name="P9"><text:s text:c="4"/>typedef vector&lt;long long&gt; vll;</text:p>
      <text:p text:style-name="P9"/>
      <text:p text:style-name="P9"><text:s text:c="4"/>static vll karatsubaMultiply(const vll &amp;a, const vll &amp;b) {</text:p>
      <text:p text:style-name="P9"><text:s text:c="8"/>int n = a.size();</text:p>
      <text:p text:style-name="P9"><text:s text:c="8"/>vll res(n + n);</text:p>
      <text:p text:style-name="P9"><text:s text:c="8"/>if (n &lt;= 32) {</text:p>
      <text:p text:style-name="P9"><text:s text:c="12"/>for (int i = 0; i &lt; n; i++)</text:p>
      <text:p text:style-name="P9"><text:s text:c="16"/>for (int j = 0; j &lt; n; j++)</text:p>
      <text:p text:style-name="P9"><text:s text:c="20"/>res[i + j] += a[i] * b[j];</text:p>
      <text:p text:style-name="P9"><text:s text:c="12"/>return res;</text:p>
      <text:p text:style-name="P9"><text:s text:c="8"/>}</text:p>
      <text:p text:style-name="P9"/>
      <text:p text:style-name="P9"><text:s text:c="8"/>int k = n &gt;&gt; 1;</text:p>
      <text:p text:style-name="P9"><text:s text:c="8"/>vll a1(a.begin(), a.begin() + k);</text:p>
      <text:p text:style-name="P9"><text:s text:c="8"/>vll a2(a.begin() + k, a.end());</text:p>
      <text:p text:style-name="P9"><text:s text:c="8"/>vll b1(b.begin(), b.begin() + k);</text:p>
      <text:p text:style-name="P9"><text:s text:c="8"/>vll b2(b.begin() + k, b.end());</text:p>
      <text:p text:style-name="P9"/>
      <text:p text:style-name="P9"><text:s text:c="8"/>vll a1b1 = karatsubaMultiply(a1, b1);</text:p>
      <text:p text:style-name="P9"><text:s text:c="8"/>vll a2b2 = karatsubaMultiply(a2, b2);</text:p>
      <text:p text:style-name="P9"/>
      <text:p text:style-name="P9"><text:s text:c="8"/>for (int i = 0; i &lt; k; i++)</text:p>
      <text:p text:style-name="P9"><text:s text:c="12"/>a2[i] += a1[i];</text:p>
      <text:p text:style-name="P9"><text:s text:c="8"/>for (int i = 0; i &lt; k; i++)</text:p>
      <text:p text:style-name="P9"><text:s text:c="12"/>b2[i] += b1[i];</text:p>
      <text:p text:style-name="P9"/>
      <text:p text:style-name="P9"><text:s text:c="8"/>vll r = karatsubaMultiply(a2, b2);</text:p>
      <text:p text:style-name="P9"><text:s text:c="8"/>for (int i = 0; i &lt; (int) a1b1.size(); i++)</text:p>
      <text:p text:style-name="P9"><text:s text:c="12"/>r[i] -= a1b1[i];</text:p>
      <text:p text:style-name="P9"><text:s text:c="8"/>for (int i = 0; i &lt; (int) a2b2.size(); i++)</text:p>
      <text:p text:style-name="P9"><text:s text:c="12"/>r[i] -= a2b2[i];</text:p>
      <text:p text:style-name="P9"/>
      <text:p text:style-name="P9"><text:s text:c="8"/>for (int i = 0; i &lt; (int) r.size(); i++)</text:p>
      <text:p text:style-name="P9"><text:s text:c="12"/>res[i + k] += r[i];</text:p>
      <text:p text:style-name="P9"><text:s text:c="8"/>for (int i = 0; i &lt; (int) a1b1.size(); i++)</text:p>
      <text:p text:style-name="P9"><text:s text:c="12"/>res[i] += a1b1[i];</text:p>
      <text:p text:style-name="P9"><text:s text:c="8"/>for (int i = 0; i &lt; (int) a2b2.size(); i++)</text:p>
      <text:p text:style-name="P9"><text:soft-page-break/><text:s text:c="12"/>res[i + n] += a2b2[i];</text:p>
      <text:p text:style-name="P9"><text:s text:c="8"/>return res;</text:p>
      <text:p text:style-name="P9"><text:s text:c="4"/>}</text:p>
      <text:p text:style-name="P9"/>
      <text:p text:style-name="P9"><text:s text:c="4"/>bigint operator*(const bigint &amp;v) const {</text:p>
      <text:p text:style-name="P9"><text:s text:c="8"/>vector&lt;int&gt; a6 = convert_base(this-&gt;a, base_digits, 6);</text:p>
      <text:p text:style-name="P9"><text:s text:c="8"/>vector&lt;int&gt; b6 = convert_base(v.a, base_digits, 6);</text:p>
      <text:p text:style-name="P9"><text:s text:c="8"/>vll a(a6.begin(), a6.end());</text:p>
      <text:p text:style-name="P9"><text:s text:c="8"/>vll b(b6.begin(), b6.end());</text:p>
      <text:p text:style-name="P9"><text:s text:c="8"/>while (a.size() &lt; b.size())</text:p>
      <text:p text:style-name="P9"><text:s text:c="12"/>a.push_back(0);</text:p>
      <text:p text:style-name="P9"><text:s text:c="8"/>while (b.size() &lt; a.size())</text:p>
      <text:p text:style-name="P9"><text:s text:c="12"/>b.push_back(0);</text:p>
      <text:p text:style-name="P9"><text:s text:c="8"/>while (a.size() &amp; (a.size() - 1))</text:p>
      <text:p text:style-name="P9"><text:s text:c="12"/>a.push_back(0), b.push_back(0);</text:p>
      <text:p text:style-name="P9"><text:s text:c="8"/>vll c = karatsubaMultiply(a, b);</text:p>
      <text:p text:style-name="P9"><text:s text:c="8"/>bigint res;</text:p>
      <text:p text:style-name="P9"><text:s text:c="8"/>res.sign = sign * v.sign;</text:p>
      <text:p text:style-name="P9"><text:s text:c="8"/>for (int i = 0, carry = 0; i &lt; (int) c.size(); i++) {</text:p>
      <text:p text:style-name="P9"><text:s text:c="12"/>long long cur = c[i] + carry;</text:p>
      <text:p text:style-name="P9"><text:s text:c="12"/>res.a.push_back((int) (cur % 1000000));</text:p>
      <text:p text:style-name="P9"><text:s text:c="12"/>carry = (int) (cur / 1000000);</text:p>
      <text:p text:style-name="P9"><text:s text:c="8"/>}</text:p>
      <text:p text:style-name="P9"><text:s text:c="8"/>res.a = convert_base(res.a, 6, base_digits);</text:p>
      <text:p text:style-name="P9"><text:s text:c="8"/>res.trim();</text:p>
      <text:p text:style-name="P9"><text:s text:c="8"/>return res;</text:p>
      <text:p text:style-name="P9"><text:s text:c="4"/>}</text:p>
      <text:p text:style-name="P9">} fib[MAXF], v;</text:p>
      <text:p text:style-name="P9"/>
      <text:p text:style-name="P9">int l, r, m;</text:p>
      <text:p text:style-name="P9"/>
      <text:p text:style-name="P9">bool pres(bigint v){</text:p>
      <text:p text:style-name="P9"><text:s text:c="4"/>l = 0;</text:p>
      <text:p text:style-name="P9"><text:s text:c="4"/>r = MAXF - 1;</text:p>
      <text:p text:style-name="P9"><text:s text:c="4"/>while(l &lt;= r){</text:p>
      <text:p text:style-name="P9"><text:s text:c="8"/>m = (l + r) / 2;</text:p>
      <text:p text:style-name="P9"><text:s text:c="8"/>//cout&lt;&lt;l&lt;&lt;" "&lt;&lt;r&lt;&lt;" "&lt;&lt;m&lt;&lt;" "&lt;&lt;fib[m]&lt;&lt;endl;</text:p>
      <text:p text:style-name="P9"><text:s text:c="8"/>if(v == fib[m]){</text:p>
      <text:p text:style-name="P9"><text:s text:c="12"/>return true;</text:p>
      <text:p text:style-name="P9"><text:s text:c="8"/>}</text:p>
      <text:p text:style-name="P9"><text:s text:c="8"/>else if(v &lt; fib[m]){</text:p>
      <text:p text:style-name="P9"><text:s text:c="12"/>r = m - 1;</text:p>
      <text:p text:style-name="P9"><text:s text:c="8"/>}</text:p>
      <text:p text:style-name="P9"><text:s text:c="8"/>else{</text:p>
      <text:p text:style-name="P9"><text:s text:c="12"/>l = m + 1;</text:p>
      <text:p text:style-name="P9"><text:s text:c="8"/>}</text:p>
      <text:p text:style-name="P9"><text:s text:c="4"/>}</text:p>
      <text:p text:style-name="P9"><text:s text:c="4"/>return false;</text:p>
      <text:p text:style-name="P9">}</text:p>
      <text:p text:style-name="P9"/>
      <text:p text:style-name="P9">inline void Solve(){</text:p>
      <text:p text:style-name="P9"><text:s text:c="4"/>cin&gt;&gt;v;</text:p>
      <text:p text:style-name="P9"><text:s text:c="4"/>if(pres(v)){</text:p>
      <text:p text:style-name="P9"><text:s text:c="8"/>printf("YES\n");</text:p>
      <text:p text:style-name="P9"><text:s text:c="4"/>}</text:p>
      <text:p text:style-name="P9"><text:s text:c="4"/>else{</text:p>
      <text:p text:style-name="P9"><text:s text:c="8"/>printf("NO\n");</text:p>
      <text:p text:style-name="P9"><text:s text:c="4"/>}</text:p>
      <text:p text:style-name="P9">}</text:p>
      <text:p text:style-name="P9"/>
      <text:p text:style-name="P9">void Pre(){</text:p>
      <text:p text:style-name="P9"><text:s text:c="4"/>fib[0] = 0;</text:p>
      <text:p text:style-name="P9"><text:s text:c="4"/>fib[1] = 1;</text:p>
      <text:p text:style-name="P9"><text:s text:c="4"/>for(int i = 2; i &lt; MAXF; i++){</text:p>
      <text:p text:style-name="P9"><text:s text:c="8"/>fib[i] = fib[i - 1] + fib[i - 2];</text:p>
      <text:p text:style-name="P9"><text:s text:c="4"/>}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ARTICULATION POINT</text:p>
      <text:p text:style-name="P3"/>
      <text:p text:style-name="P1"><text:span text:style-name="Source_20_Text"><text:span text:style-name="T1">// A C++ program to find articulation points in a given undirected graph</text:span></text:span></text:p>
      <text:p text:style-name="Standard"><text:span text:style-name="Source_20_Text"><text:span text:style-name="T1">#include&lt;iostream&gt;</text:span></text:span></text:p>
      <text:p text:style-name="Standard"><text:span text:style-name="Source_20_Text"><text:span text:style-name="T1">#include &lt;list&gt;</text:span></text:span></text:p>
      <text:p text:style-name="Standard"><text:span text:style-name="Source_20_Text"><text:span text:style-name="T1">#define NIL -1</text:span></text:span></text:p>
      <text:p text:style-name="Standard"><text:span text:style-name="Source_20_Text"><text:span text:style-name="T1">using</text:span></text:span><text:span text:style-name="T1"> </text:span><text:span text:style-name="Source_20_Text"><text:span text:style-name="T1">namespace</text:span></text:span><text:span text:style-name="T1"> </text:span><text:span text:style-name="Source_20_Text"><text:span text:style-name="T1">std;</text:span></text:span></text:p>
      <text:p text:style-name="P18"> </text:p>
      <text:p text:style-name="Standard"><text:span text:style-name="Source_20_Text"><text:span text:style-name="T1">// A class that represents an undirected graph</text:span></text:span></text:p>
      <text:p text:style-name="Standard"><text:span text:style-name="Source_20_Text"><text:span text:style-name="T1">class</text:span></text:span><text:span text:style-name="T1"> </text:span><text:span text:style-name="Source_20_Text"><text:span text:style-name="T1">Graph</text:span></text:span></text:p>
      <text:p text:style-name="Standard"><text:span text:style-name="Source_20_Text"><text:span text:style-name="T1">{</text:span></text:span></text:p>
      <text:p text:style-name="Standard"><text:span text:style-name="Source_20_Text"><text:span text:style-name="T1"><text:tab/>int</text:span></text:span><text:span text:style-name="T1"> </text:span><text:span text:style-name="Source_20_Text"><text:span text:style-name="T1">V;<text:tab/> // No. of vertices</text:span></text:span></text:p>
      <text:p text:style-name="Standard"><text:span text:style-name="Source_20_Text"><text:span text:style-name="T1"><text:tab/>list&lt;int&gt; *adj;<text:tab/> // A dynamic array of adjacency lists</text:span></text:span></text:p>
      <text:p text:style-name="Standard"><text:span text:style-name="Source_20_Text"><text:span text:style-name="T1"><text:tab/>void</text:span></text:span><text:span text:style-name="T1"> </text:span><text:span text:style-name="Source_20_Text"><text:span text:style-name="T1">APUtil(int</text:span></text:span><text:span text:style-name="T1"> </text:span><text:span text:style-name="Source_20_Text"><text:span text:style-name="T1">v, bool</text:span></text:span><text:span text:style-name="T1"> </text:span><text:span text:style-name="Source_20_Text"><text:span text:style-name="T1">visited[], int</text:span></text:span><text:span text:style-name="T1"> </text:span><text:span text:style-name="Source_20_Text"><text:span text:style-name="T1">disc[], int</text:span></text:span><text:span text:style-name="T1"> </text:span><text:span text:style-name="Source_20_Text"><text:span text:style-name="T1">low[], </text:span></text:span></text:p>
      <text:p text:style-name="Standard"><text:span text:style-name="Source_20_Text"><text:span text:style-name="T1"><text:tab/><text:tab/><text:tab/>int</text:span></text:span><text:span text:style-name="T1"> </text:span><text:span text:style-name="Source_20_Text"><text:span text:style-name="T1">parent[], bool</text:span></text:span><text:span text:style-name="T1"> </text:span><text:span text:style-name="Source_20_Text"><text:span text:style-name="T1">ap[]);</text:span></text:span></text:p>
      <text:p text:style-name="Standard"><text:span text:style-name="Source_20_Text"><text:span text:style-name="T1">public:</text:span></text:span></text:p>
      <text:p text:style-name="Standard"><text:span text:style-name="Source_20_Text"><text:span text:style-name="T1">    Graph(int</text:span></text:span><text:span text:style-name="T1"> </text:span><text:span text:style-name="Source_20_Text"><text:span text:style-name="T1">V);   // Constructor</text:span></text:span></text:p>
      <text:p text:style-name="Standard"><text:span text:style-name="Source_20_Text"><text:span text:style-name="T1">    void</text:span></text:span><text:span text:style-name="T1"> </text:span><text:span text:style-name="Source_20_Text"><text:span text:style-name="T1">addEdge(int</text:span></text:span><text:span text:style-name="T1"> </text:span><text:span text:style-name="Source_20_Text"><text:span text:style-name="T1">v, int</text:span></text:span><text:span text:style-name="T1"> </text:span><text:span text:style-name="Source_20_Text"><text:span text:style-name="T1">w);   // function to add an edge to graph</text:span></text:span></text:p>
      <text:p text:style-name="Standard"><text:span text:style-name="Source_20_Text"><text:span text:style-name="T1">    void</text:span></text:span><text:span text:style-name="T1"> </text:span><text:span text:style-name="Source_20_Text"><text:span text:style-name="T1">AP();    // prints articulation points</text:span></text:span></text:p>
      <text:p text:style-name="Standard"><text:span text:style-name="Source_20_Text"><text:span text:style-name="T1">};</text:span></text:span></text:p>
      <text:p text:style-name="P18"> </text:p>
      <text:p text:style-name="Standard"><text:span text:style-name="Source_20_Text"><text:span text:style-name="T1">Graph::Graph(int</text:span></text:span><text:span text:style-name="T1"> </text:span><text:span text:style-name="Source_20_Text"><text:span text:style-name="T1">V)</text:span></text:span></text:p>
      <text:p text:style-name="Standard"><text:span text:style-name="Source_20_Text"><text:span text:style-name="T1">{</text:span></text:span></text:p>
      <text:p text:style-name="Standard"><text:span text:style-name="Source_20_Text"><text:span text:style-name="T1">    this-&gt;V = V;</text:span></text:span></text:p>
      <text:p text:style-name="Standard"><text:span text:style-name="Source_20_Text"><text:span text:style-name="T1">    adj = new</text:span></text:span><text:span text:style-name="T1"> </text:span><text:span text:style-name="Source_20_Text"><text:span text:style-name="T1">list&lt;int&gt;[V];</text:span></text:span></text:p>
      <text:p text:style-name="Standard"><text:span text:style-name="Source_20_Text"><text:span text:style-name="T1">}</text:span></text:span></text:p>
      <text:p text:style-name="P18"> </text:p>
      <text:p text:style-name="Standard"><text:span text:style-name="Source_20_Text"><text:span text:style-name="T1">void</text:span></text:span><text:span text:style-name="T1"> </text:span><text:span text:style-name="Source_20_Text"><text:span text:style-name="T1">Graph::addEdge(int</text:span></text:span><text:span text:style-name="T1"> </text:span><text:span text:style-name="Source_20_Text"><text:span text:style-name="T1">v, int</text:span></text:span><text:span text:style-name="T1"> </text:span><text:span text:style-name="Source_20_Text"><text:span text:style-name="T1">w)</text:span></text:span></text:p>
      <text:p text:style-name="Standard"><text:span text:style-name="Source_20_Text"><text:span text:style-name="T1">{</text:span></text:span></text:p>
      <text:p text:style-name="Standard"><text:span text:style-name="Source_20_Text"><text:span text:style-name="T1">    adj[v].push_back(w);</text:span></text:span></text:p>
      <text:p text:style-name="Standard"><text:span text:style-name="Source_20_Text"><text:span text:style-name="T1">    adj[w].push_back(v);  // Note: the graph is undirected</text:span></text:span></text:p>
      <text:p text:style-name="Standard"><text:span text:style-name="Source_20_Text"><text:span text:style-name="T1">}</text:span></text:span></text:p>
      <text:p text:style-name="P18"> </text:p>
      <text:p text:style-name="Standard"><text:span text:style-name="Source_20_Text"><text:span text:style-name="T1">// A recursive function that find articulation points using DFS traversal</text:span></text:span></text:p>
      <text:p text:style-name="Standard"><text:span text:style-name="Source_20_Text"><text:span text:style-name="T1">// u --&gt; The vertex to be visited next</text:span></text:span></text:p>
      <text:p text:style-name="Standard"><text:span text:style-name="Source_20_Text"><text:span text:style-name="T1">// visited[] --&gt; keeps tract of visited vertices</text:span></text:span></text:p>
      <text:p text:style-name="Standard"><text:span text:style-name="Source_20_Text"><text:span text:style-name="T1">// disc[] --&gt; Stores discovery times of visited vertices</text:span></text:span></text:p>
      <text:p text:style-name="Standard"><text:span text:style-name="Source_20_Text"><text:span text:style-name="T1">// parent[] --&gt; Stores parent vertices in DFS tree</text:span></text:span></text:p>
      <text:p text:style-name="Standard"><text:span text:style-name="Source_20_Text"><text:span text:style-name="T1">// ap[] --&gt; Store articulation points</text:span></text:span></text:p>
      <text:p text:style-name="Standard"><text:span text:style-name="Source_20_Text"><text:span text:style-name="T1">void</text:span></text:span><text:span text:style-name="T1"> </text:span><text:span text:style-name="Source_20_Text"><text:span text:style-name="T1">Graph::APUtil(int</text:span></text:span><text:span text:style-name="T1"> </text:span><text:span text:style-name="Source_20_Text"><text:span text:style-name="T1">u, bool</text:span></text:span><text:span text:style-name="T1"> </text:span><text:span text:style-name="Source_20_Text"><text:span text:style-name="T1">visited[], int</text:span></text:span><text:span text:style-name="T1"> </text:span><text:span text:style-name="Source_20_Text"><text:span text:style-name="T1">disc[], </text:span></text:span></text:p>
      <text:p text:style-name="Standard"><text:span text:style-name="Source_20_Text"><text:span text:style-name="T1">                                      int</text:span></text:span><text:span text:style-name="T1"> </text:span><text:span text:style-name="Source_20_Text"><text:span text:style-name="T1">low[], int</text:span></text:span><text:span text:style-name="T1"> </text:span><text:span text:style-name="Source_20_Text"><text:span text:style-name="T1">parent[], bool</text:span></text:span><text:span text:style-name="T1"> </text:span><text:span text:style-name="Source_20_Text"><text:span text:style-name="T1">ap[])</text:span></text:span></text:p>
      <text:p text:style-name="Standard"><text:span text:style-name="Source_20_Text"><text:span text:style-name="T1">{</text:span></text:span></text:p>
      <text:p text:style-name="Standard"><text:span text:style-name="Source_20_Text"><text:span text:style-name="T1">    // A static variable is used for simplicity, we can avoid use of static</text:span></text:span></text:p>
      <text:p text:style-name="Standard"><text:span text:style-name="Source_20_Text"><text:span text:style-name="T1">    // variable by passing a pointer.</text:span></text:span></text:p>
      <text:p text:style-name="Standard"><text:span text:style-name="Source_20_Text"><text:span text:style-name="T1">    static</text:span></text:span><text:span text:style-name="T1"> </text:span><text:span text:style-name="Source_20_Text"><text:span text:style-name="T1">int</text:span></text:span><text:span text:style-name="T1"> </text:span><text:span text:style-name="Source_20_Text"><text:span text:style-name="T1">time</text:span></text:span><text:span text:style-name="T1"> </text:span><text:span text:style-name="Source_20_Text"><text:span text:style-name="T1">= 0;</text:span></text:span></text:p>
      <text:p text:style-name="P18"> </text:p>
      <text:p text:style-name="Standard"><text:span text:style-name="Source_20_Text"><text:span text:style-name="T1">    // Count of children in DFS Tree</text:span></text:span></text:p>
      <text:p text:style-name="Standard"><text:span text:style-name="Source_20_Text"><text:span text:style-name="T1">    int</text:span></text:span><text:span text:style-name="T1"> </text:span><text:span text:style-name="Source_20_Text"><text:span text:style-name="T1">children = 0;</text:span></text:span></text:p>
      <text:p text:style-name="P18"> </text:p>
      <text:p text:style-name="Standard"><text:span text:style-name="Source_20_Text"><text:span text:style-name="T1">    // Mark the current node as visited</text:span></text:span></text:p>
      <text:p text:style-name="Standard"><text:span text:style-name="Source_20_Text"><text:span text:style-name="T1">    visited[u] = true;</text:span></text:span></text:p>
      <text:p text:style-name="P18"> </text:p>
      <text:p text:style-name="Standard"><text:span text:style-name="Source_20_Text"><text:span text:style-name="T1">    // Initialize discovery time and low value</text:span></text:span></text:p>
      <text:p text:style-name="Standard"><text:span text:style-name="Source_20_Text"><text:span text:style-name="T1">    disc[u] = low[u] = ++time;</text:span></text:span></text:p>
      <text:p text:style-name="P18"> </text:p>
      <text:p text:style-name="Standard"><text:span text:style-name="Source_20_Text"><text:span text:style-name="T1">    // Go through all vertices aadjacent to this</text:span></text:span></text:p>
      <text:p text:style-name="Standard"><text:span text:style-name="Source_20_Text"><text:span text:style-name="T1">    list&lt;int&gt;::iterator i;</text:span></text:span></text:p>
      <text:p text:style-name="Standard"><text:span text:style-name="Source_20_Text"><text:span text:style-name="T1">    for</text:span></text:span><text:span text:style-name="T1"> </text:span><text:span text:style-name="Source_20_Text"><text:span text:style-name="T1">(i = adj[u].begin(); i != adj[u].end(); ++i)</text:span></text:span></text:p>
      <text:p text:style-name="Standard"><text:span text:style-name="Source_20_Text"><text:span text:style-name="T1">    {</text:span></text:span></text:p>
      <text:p text:style-name="Standard"><text:span text:style-name="Source_20_Text"><text:span text:style-name="T1">        int</text:span></text:span><text:span text:style-name="T1"> </text:span><text:span text:style-name="Source_20_Text"><text:span text:style-name="T1">v = *i;  // v is current adjacent of u</text:span></text:span></text:p>
      <text:p text:style-name="P18"> </text:p>
      <text:p text:style-name="Standard"><text:span text:style-name="Source_20_Text"><text:span text:style-name="T1">        // If v is not visited yet, then make it a child of u</text:span></text:span></text:p>
      <text:p text:style-name="Standard"><text:span text:style-name="Source_20_Text"><text:span text:style-name="T1">        // in DFS tree and recur for it</text:span></text:span></text:p>
      <text:p text:style-name="Standard"><text:span text:style-name="Source_20_Text"><text:span text:style-name="T1">        if</text:span></text:span><text:span text:style-name="T1"> </text:span><text:span text:style-name="Source_20_Text"><text:span text:style-name="T1">(!visited[v])</text:span></text:span></text:p>
      <text:p text:style-name="Standard"><text:span text:style-name="Source_20_Text"><text:span text:style-name="T1">        {</text:span></text:span></text:p>
      <text:p text:style-name="Standard"><text:span text:style-name="Source_20_Text"><text:span text:style-name="T1">            children++;</text:span></text:span></text:p>
      <text:p text:style-name="Standard"><text:span text:style-name="Source_20_Text"><text:span text:style-name="T1">            parent[v] = u;</text:span></text:span></text:p>
      <text:p text:style-name="Standard"><text:span text:style-name="Source_20_Text"><text:span text:style-name="T1">            APUtil(v, visited, disc, low, parent, ap);</text:span></text:span></text:p>
      <text:p text:style-name="P18"> </text:p>
      <text:p text:style-name="Standard"><text:span text:style-name="Source_20_Text"><text:span text:style-name="T1">            // Check if the subtree rooted with v has a connection to</text:span></text:span></text:p>
      <text:p text:style-name="Standard"><text:span text:style-name="Source_20_Text"><text:span text:style-name="T1">            // one of the ancestors of u</text:span></text:span></text:p>
      <text:p text:style-name="Standard"><text:span text:style-name="Source_20_Text"><text:span text:style-name="T1">            low[u]  = min(low[u], low[v]);</text:span></text:span></text:p>
      <text:p text:style-name="P18"> </text:p>
      <text:p text:style-name="Standard"><text:span text:style-name="Source_20_Text"><text:span text:style-name="T1">            // u is an articulation point in following cases</text:span></text:span></text:p>
      <text:p text:style-name="P18"> </text:p>
      <text:p text:style-name="Standard"><text:span text:style-name="Source_20_Text"><text:span text:style-name="T1">            // (1) u is root of DFS tree and has two or more chilren.</text:span></text:span></text:p>
      <text:p text:style-name="Standard"><text:span text:style-name="Source_20_Text"><text:span text:style-name="T1">            if</text:span></text:span><text:span text:style-name="T1"> </text:span><text:span text:style-name="Source_20_Text"><text:span text:style-name="T1">(parent[u] == NIL &amp;&amp; children &gt; 1)</text:span></text:span></text:p>
      <text:p text:style-name="Standard"><text:soft-page-break/><text:span text:style-name="Source_20_Text"><text:span text:style-name="T1">               ap[u] = true;</text:span></text:span></text:p>
      <text:p text:style-name="P18"> </text:p>
      <text:p text:style-name="Standard"><text:span text:style-name="Source_20_Text"><text:span text:style-name="T1">            // (2) If u is not root and low value of one of its child is more</text:span></text:span></text:p>
      <text:p text:style-name="Standard"><text:span text:style-name="Source_20_Text"><text:span text:style-name="T1">            // than discovery value of u.</text:span></text:span></text:p>
      <text:p text:style-name="Standard"><text:span text:style-name="Source_20_Text"><text:span text:style-name="T1">            if</text:span></text:span><text:span text:style-name="T1"> </text:span><text:span text:style-name="Source_20_Text"><text:span text:style-name="T1">(parent[u] != NIL &amp;&amp; low[v] &gt;= disc[u])</text:span></text:span></text:p>
      <text:p text:style-name="Standard"><text:span text:style-name="Source_20_Text"><text:span text:style-name="T1">               ap[u] = true;</text:span></text:span></text:p>
      <text:p text:style-name="Standard"><text:span text:style-name="Source_20_Text"><text:span text:style-name="T1">        }</text:span></text:span></text:p>
      <text:p text:style-name="P18"> </text:p>
      <text:p text:style-name="Standard"><text:span text:style-name="Source_20_Text"><text:span text:style-name="T1">        // Update low value of u for parent function calls.</text:span></text:span></text:p>
      <text:p text:style-name="Standard"><text:span text:style-name="Source_20_Text"><text:span text:style-name="T1">        else</text:span></text:span><text:span text:style-name="T1"> </text:span><text:span text:style-name="Source_20_Text"><text:span text:style-name="T1">if</text:span></text:span><text:span text:style-name="T1"> </text:span><text:span text:style-name="Source_20_Text"><text:span text:style-name="T1">(v != parent[u])</text:span></text:span></text:p>
      <text:p text:style-name="Standard"><text:span text:style-name="Source_20_Text"><text:span text:style-name="T1">            low[u]  = min(low[u], disc[v]);</text:span></text:span></text:p>
      <text:p text:style-name="Standard"><text:span text:style-name="Source_20_Text"><text:span text:style-name="T1">    }</text:span></text:span></text:p>
      <text:p text:style-name="Standard"><text:span text:style-name="Source_20_Text"><text:span text:style-name="T1">}</text:span></text:span></text:p>
      <text:p text:style-name="P18"> </text:p>
      <text:p text:style-name="Standard"><text:span text:style-name="Source_20_Text"><text:span text:style-name="T1">// The function to do DFS traversal. It uses recursive function APUtil()</text:span></text:span></text:p>
      <text:p text:style-name="Standard"><text:span text:style-name="Source_20_Text"><text:span text:style-name="T1">void</text:span></text:span><text:span text:style-name="T1"> </text:span><text:span text:style-name="Source_20_Text"><text:span text:style-name="T1">Graph::AP()</text:span></text:span></text:p>
      <text:p text:style-name="Standard"><text:span text:style-name="Source_20_Text"><text:span text:style-name="T1">{</text:span></text:span></text:p>
      <text:p text:style-name="Standard"><text:span text:style-name="Source_20_Text"><text:span text:style-name="T1">    // Mark all the vertices as not visited</text:span></text:span></text:p>
      <text:p text:style-name="Standard"><text:span text:style-name="Source_20_Text"><text:span text:style-name="T1">    bool</text:span></text:span><text:span text:style-name="T1"> </text:span><text:span text:style-name="Source_20_Text"><text:span text:style-name="T1">*visited = new</text:span></text:span><text:span text:style-name="T1"> </text:span><text:span text:style-name="Source_20_Text"><text:span text:style-name="T1">bool[V];</text:span></text:span></text:p>
      <text:p text:style-name="Standard"><text:span text:style-name="Source_20_Text"><text:span text:style-name="T1">    int</text:span></text:span><text:span text:style-name="T1"> </text:span><text:span text:style-name="Source_20_Text"><text:span text:style-name="T1">*disc = new</text:span></text:span><text:span text:style-name="T1"> </text:span><text:span text:style-name="Source_20_Text"><text:span text:style-name="T1">int[V];</text:span></text:span></text:p>
      <text:p text:style-name="Standard"><text:span text:style-name="Source_20_Text"><text:span text:style-name="T1">    int</text:span></text:span><text:span text:style-name="T1"> </text:span><text:span text:style-name="Source_20_Text"><text:span text:style-name="T1">*low = new</text:span></text:span><text:span text:style-name="T1"> </text:span><text:span text:style-name="Source_20_Text"><text:span text:style-name="T1">int[V];</text:span></text:span></text:p>
      <text:p text:style-name="Standard"><text:span text:style-name="Source_20_Text"><text:span text:style-name="T1">    int</text:span></text:span><text:span text:style-name="T1"> </text:span><text:span text:style-name="Source_20_Text"><text:span text:style-name="T1">*parent = new</text:span></text:span><text:span text:style-name="T1"> </text:span><text:span text:style-name="Source_20_Text"><text:span text:style-name="T1">int[V];</text:span></text:span></text:p>
      <text:p text:style-name="Standard"><text:span text:style-name="Source_20_Text"><text:span text:style-name="T1">    bool</text:span></text:span><text:span text:style-name="T1"> </text:span><text:span text:style-name="Source_20_Text"><text:span text:style-name="T1">*ap = new</text:span></text:span><text:span text:style-name="T1"> </text:span><text:span text:style-name="Source_20_Text"><text:span text:style-name="T1">bool[V]; // To store articulation points</text:span></text:span></text:p>
      <text:p text:style-name="P18"> </text:p>
      <text:p text:style-name="Standard"><text:span text:style-name="Source_20_Text"><text:span text:style-name="T1">    // Initialize parent and visited, and ap(articulation point) arrays</text:span></text:span></text:p>
      <text:p text:style-name="Standard"><text:span text:style-name="Source_20_Text"><text:span text:style-name="T1">    for</text:span></text:span><text:span text:style-name="T1"> </text:span><text:span text:style-name="Source_20_Text"><text:span text:style-name="T1">(int</text:span></text:span><text:span text:style-name="T1"> </text:span><text:span text:style-name="Source_20_Text"><text:span text:style-name="T1">i = 0; i &lt; V; i++)</text:span></text:span></text:p>
      <text:p text:style-name="Standard"><text:span text:style-name="Source_20_Text"><text:span text:style-name="T1">    {</text:span></text:span></text:p>
      <text:p text:style-name="Standard"><text:span text:style-name="Source_20_Text"><text:span text:style-name="T1">        parent[i] = NIL;</text:span></text:span></text:p>
      <text:p text:style-name="Standard"><text:span text:style-name="Source_20_Text"><text:span text:style-name="T1">        visited[i] = false;</text:span></text:span></text:p>
      <text:p text:style-name="Standard"><text:span text:style-name="Source_20_Text"><text:span text:style-name="T1">        ap[i] = false;</text:span></text:span></text:p>
      <text:p text:style-name="Standard"><text:span text:style-name="Source_20_Text"><text:span text:style-name="T1">    }</text:span></text:span></text:p>
      <text:p text:style-name="P18"> </text:p>
      <text:p text:style-name="Standard"><text:span text:style-name="Source_20_Text"><text:span text:style-name="T1">    // Call the recursive helper function to find articulation points</text:span></text:span></text:p>
      <text:p text:style-name="Standard"><text:span text:style-name="Source_20_Text"><text:span text:style-name="T1">    // in DFS tree rooted with vertex 'i'</text:span></text:span></text:p>
      <text:p text:style-name="Standard"><text:span text:style-name="Source_20_Text"><text:span text:style-name="T1">    for</text:span></text:span><text:span text:style-name="T1"> </text:span><text:span text:style-name="Source_20_Text"><text:span text:style-name="T1">(int</text:span></text:span><text:span text:style-name="T1"> </text:span><text:span text:style-name="Source_20_Text"><text:span text:style-name="T1">i = 0; i &lt; V; i++)</text:span></text:span></text:p>
      <text:p text:style-name="Standard"><text:span text:style-name="Source_20_Text"><text:span text:style-name="T1">        if</text:span></text:span><text:span text:style-name="T1"> </text:span><text:span text:style-name="Source_20_Text"><text:span text:style-name="T1">(visited[i] == false)</text:span></text:span></text:p>
      <text:p text:style-name="Standard"><text:span text:style-name="Source_20_Text"><text:span text:style-name="T1">            APUtil(i, visited, disc, low, parent, ap);</text:span></text:span></text:p>
      <text:p text:style-name="P18"> </text:p>
      <text:p text:style-name="Standard"><text:span text:style-name="Source_20_Text"><text:span text:style-name="T1">    // Now ap[] contains articulation points, print them</text:span></text:span></text:p>
      <text:p text:style-name="Standard"><text:span text:style-name="Source_20_Text"><text:span text:style-name="T1">    for</text:span></text:span><text:span text:style-name="T1"> </text:span><text:span text:style-name="Source_20_Text"><text:span text:style-name="T1">(int</text:span></text:span><text:span text:style-name="T1"> </text:span><text:span text:style-name="Source_20_Text"><text:span text:style-name="T1">i = 0; i &lt; V; i++)</text:span></text:span></text:p>
      <text:p text:style-name="Standard"><text:span text:style-name="Source_20_Text"><text:span text:style-name="T1">        if</text:span></text:span><text:span text:style-name="T1"> </text:span><text:span text:style-name="Source_20_Text"><text:span text:style-name="T1">(ap[i] == true)</text:span></text:span></text:p>
      <text:p text:style-name="Standard"><text:span text:style-name="Source_20_Text"><text:span text:style-name="T1">            cout &lt;&lt; i &lt;&lt; " ";</text:span></text:span></text:p>
      <text:p text:style-name="Standard"><text:span text:style-name="Source_20_Text"><text:span text:style-name="T1">}</text:span></text:span></text:p>
      <text:p text:style-name="P18"> </text:p>
      <text:p text:style-name="Standard"><text:span text:style-name="Source_20_Text"><text:span text:style-name="T1">// Driver program to test above function</text:span></text:span></text:p>
      <text:p text:style-name="Standard"><text:span text:style-name="Source_20_Text"><text:span text:style-name="T1">int</text:span></text:span><text:span text:style-name="T1"> </text:span><text:span text:style-name="Source_20_Text"><text:span text:style-name="T1">main()</text:span></text:span></text:p>
      <text:p text:style-name="Standard"><text:span text:style-name="Source_20_Text"><text:span text:style-name="T1">{</text:span></text:span></text:p>
      <text:p text:style-name="Standard"><text:span text:style-name="Source_20_Text"><text:span text:style-name="T1">    // Create graphs given in above diagrams</text:span></text:span></text:p>
      <text:p text:style-name="Standard"><text:span text:style-name="Source_20_Text"><text:span text:style-name="T1">    cout &lt;&lt; "\nArticulation points in first graph \n";</text:span></text:span></text:p>
      <text:p text:style-name="Standard"><text:span text:style-name="Source_20_Text"><text:span text:style-name="T1">    Graph g1(5);</text:span></text:span></text:p>
      <text:p text:style-name="Standard"><text:span text:style-name="Source_20_Text"><text:span text:style-name="T1">    g1.addEdge(1, 0);</text:span></text:span></text:p>
      <text:p text:style-name="Standard"><text:span text:style-name="Source_20_Text"><text:span text:style-name="T1">    g1.AP();</text:span></text:span></text:p>
      <text:p text:style-name="Standard"><text:span text:style-name="Source_20_Text"><text:span text:style-name="T1">    return</text:span></text:span><text:span text:style-name="T1"> </text:span><text:span text:style-name="Source_20_Text"><text:span text:style-name="T1">0;</text:span></text:span></text:p>
      <text:p text:style-name="Standard"><text:span text:style-name="Source_20_Text"><text:span text:style-name="T1">}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CONVEX HULL</text:p>
      <text:p text:style-name="P10">// Implementation of Andrew's monotone chain 2D convex hull algorithm.</text:p>
      <text:p text:style-name="P10">// Asymptotic complexity: O(n log n).</text:p>
      <text:p text:style-name="P10">// Practical performance: 0.5-1.0 seconds for n=1000000 on a 1GHz machine.</text:p>
      <text:p text:style-name="P10">#include &lt;algorithm&gt;</text:p>
      <text:p text:style-name="P10">#include &lt;vector&gt;</text:p>
      <text:p text:style-name="P10">using namespace std;</text:p>
      <text:p text:style-name="P10"><text:s/></text:p>
      <text:p text:style-name="P10">typedef int coord_t; <text:s text:c="8"/>// coordinate type</text:p>
      <text:p text:style-name="P10">typedef long long coord2_t; <text:s/>// must be big enough to hold 2*max(|coordinate|)^2</text:p>
      <text:p text:style-name="P10"><text:s/></text:p>
      <text:p text:style-name="P10">struct Point {</text:p>
      <text:p text:style-name="P10"><text:s text:c="8"/>coord_t x, y;</text:p>
      <text:p text:style-name="P10"><text:s/></text:p>
      <text:p text:style-name="P10"><text:s text:c="8"/>bool operator &lt;(const Point &amp;p) const {</text:p>
      <text:p text:style-name="P10"><text:s text:c="16"/>return x &lt; p.x || (x == p.x &amp;&amp; y &lt; p.y);</text:p>
      <text:p text:style-name="P10"><text:s text:c="8"/>}</text:p>
      <text:p text:style-name="P10">};</text:p>
      <text:p text:style-name="P10"><text:s/></text:p>
      <text:p text:style-name="P10">// 2D cross product of OA and OB vectors, i.e. z-component of their 3D cross product.</text:p>
      <text:p text:style-name="P10">// Returns a positive value, if OAB makes a counter-clockwise turn,</text:p>
      <text:p text:style-name="P10">// negative for clockwise turn, and zero if the points are collinear.</text:p>
      <text:p text:style-name="P10">coord2_t cross(const Point &amp;O, const Point &amp;A, const Point &amp;B)</text:p>
      <text:p text:style-name="P10">{</text:p>
      <text:p text:style-name="P10"><text:s text:c="8"/>return (A.x - O.x) * (B.y - O.y) - (A.y - O.y) * (B.x - O.x);</text:p>
      <text:p text:style-name="P10">}</text:p>
      <text:p text:style-name="P10"><text:s/></text:p>
      <text:p text:style-name="P10">// Returns a list of points on the convex hull in counter-clockwise order.</text:p>
      <text:p text:style-name="P10">// Note: the last point in the returned list is the same as the first one.</text:p>
      <text:p text:style-name="P10">vector&lt;Point&gt; convex_hull(vector&lt;Point&gt; P)</text:p>
      <text:p text:style-name="P10">{</text:p>
      <text:p text:style-name="P10"><text:s text:c="8"/>int n = P.size(), k = 0;</text:p>
      <text:p text:style-name="P10"><text:s text:c="8"/>vector&lt;Point&gt; H(2*n);</text:p>
      <text:p text:style-name="P10"><text:s/></text:p>
      <text:p text:style-name="P10"><text:s text:c="8"/>// Sort points lexicographically</text:p>
      <text:p text:style-name="P10"><text:s text:c="8"/>sort(P.begin(), P.end());</text:p>
      <text:p text:style-name="P10"><text:s/></text:p>
      <text:p text:style-name="P10"><text:s text:c="8"/>// Build lower hull</text:p>
      <text:p text:style-name="P10"><text:s text:c="8"/>for (int i = 0; i &lt; n; i++) {</text:p>
      <text:p text:style-name="P10"><text:s text:c="16"/>while (k &gt;= 2 &amp;&amp; cross(H[k-2], H[k-1], P[i]) &lt;= 0) k--;</text:p>
      <text:p text:style-name="P10"><text:s text:c="16"/>H[k++] = P[i];</text:p>
      <text:p text:style-name="P10"><text:s text:c="8"/>}</text:p>
      <text:p text:style-name="P10"><text:s/></text:p>
      <text:p text:style-name="P10"><text:s text:c="8"/>// Build upper hull</text:p>
      <text:p text:style-name="P10"><text:s text:c="8"/>for (int i = n-2, t = k+1; i &gt;= 0; i--) {</text:p>
      <text:p text:style-name="P10"><text:s text:c="16"/>while (k &gt;= t &amp;&amp; cross(H[k-2], H[k-1], P[i]) &lt;= 0) k--;</text:p>
      <text:p text:style-name="P10"><text:s text:c="16"/>H[k++] = P[i];</text:p>
      <text:p text:style-name="P10"><text:s text:c="8"/>}</text:p>
      <text:p text:style-name="P10"><text:s/></text:p>
      <text:p text:style-name="P10"><text:s text:c="8"/>H.resize(k);</text:p>
      <text:p text:style-name="P10"><text:s text:c="8"/>return H;</text:p>
      <text:p text:style-name="P10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IME NUMBERS – MODIFIED SIEVE</text:p>
      <text:p text:style-name="P10"/>
      <text:p text:style-name="P10">#define ll long long</text:p>
      <text:p text:style-name="P10">#define max 100000</text:p>
      <text:p text:style-name="P10"/>
      <text:p text:style-name="P10">int primes[100005];</text:p>
      <text:p text:style-name="P10">vector&lt;int&gt; p;</text:p>
      <text:p text:style-name="P10"/>
      <text:p text:style-name="P10">void pre(){</text:p>
      <text:p text:style-name="P10"><text:tab/>for(int i=2;i*i&lt;=max;++i){</text:p>
      <text:p text:style-name="P10"><text:tab/><text:tab/>if(primes[i]==0){</text:p>
      <text:p text:style-name="P10"><text:tab/><text:tab/><text:tab/>int j = i*i;</text:p>
      <text:p text:style-name="P10"><text:tab/><text:tab/><text:tab/>while(j&lt;=max){</text:p>
      <text:p text:style-name="P10"><text:tab/><text:tab/><text:tab/><text:tab/>primes[j] = 1;</text:p>
      <text:p text:style-name="P10"><text:tab/><text:tab/><text:tab/><text:tab/>j+=i;</text:p>
      <text:p text:style-name="P10"><text:tab/><text:tab/><text:tab/>}</text:p>
      <text:p text:style-name="P10"><text:tab/><text:tab/>}<text:tab/></text:p>
      <text:p text:style-name="P10"><text:tab/>}</text:p>
      <text:p text:style-name="P10"/>
      <text:p text:style-name="P10"><text:tab/>for(int i=2;i&lt;=max;++i){</text:p>
      <text:p text:style-name="P10"><text:tab/><text:tab/>if(primes[i]==0)</text:p>
      <text:p text:style-name="P10"><text:tab/><text:tab/><text:tab/>p.push_back(i);</text:p>
      <text:p text:style-name="P10"><text:tab/>}</text:p>
      <text:p text:style-name="P10">}</text:p>
      <text:p text:style-name="P10"/>
      <text:p text:style-name="P10">void solve(int a, int b){</text:p>
      <text:p text:style-name="P10"><text:tab/>int *arr;</text:p>
      <text:p text:style-name="P10"><text:tab/>arr = (int*)malloc((b-a+1)*sizeof(int));</text:p>
      <text:p text:style-name="P10"/>
      <text:p text:style-name="P10"><text:tab/>for(int i=0;i&lt;b-a+1;++i){</text:p>
      <text:p text:style-name="P10"><text:tab/><text:tab/>arr[i] = 0;</text:p>
      <text:p text:style-name="P10"><text:tab/>}</text:p>
      <text:p text:style-name="P10"/>
      <text:p text:style-name="P10"><text:tab/>int s = p.size();</text:p>
      <text:p text:style-name="P10"><text:tab/>for(int i=0;(p[i]*p[i])&lt;=b;++i){</text:p>
      <text:p text:style-name="P10"><text:tab/><text:tab/>int f = (a-1)/p[i];</text:p>
      <text:p text:style-name="P10"><text:tab/><text:tab/>int j = (f+1)*p[i];</text:p>
      <text:p text:style-name="P10"><text:tab/><text:tab/>if(j==p[i])</text:p>
      <text:p text:style-name="P10"><text:tab/><text:tab/><text:tab/>j+=p[i];</text:p>
      <text:p text:style-name="P10"><text:tab/><text:tab/>while(j&lt;=b){</text:p>
      <text:p text:style-name="P10"><text:tab/><text:tab/><text:tab/>arr[j-a] = 1;</text:p>
      <text:p text:style-name="P10"><text:tab/><text:tab/><text:tab/>j+=p[i];</text:p>
      <text:p text:style-name="P10"><text:tab/><text:tab/>}</text:p>
      <text:p text:style-name="P10"><text:tab/>}</text:p>
      <text:p text:style-name="P10"/>
      <text:p text:style-name="P10"><text:tab/>for(int i=0;i&lt;(b-a+1);++i){</text:p>
      <text:p text:style-name="P10"><text:tab/><text:tab/>if(a+i==1)</text:p>
      <text:p text:style-name="P10"><text:tab/><text:tab/><text:tab/>continue;</text:p>
      <text:p text:style-name="P10"><text:tab/><text:tab/>if(arr[i]==0)</text:p>
      <text:p text:style-name="P10"><text:tab/><text:tab/><text:tab/>printf("%d\n", a+i);</text:p>
      <text:p text:style-name="P10"><text:tab/>}</text:p>
      <text:p text:style-name="P10"><text:tab/>printf("\n");</text:p>
      <text:p text:style-name="P10">}</text:p>
      <text:p text:style-name="P10"/>
      <text:p text:style-name="P10">int main() {</text:p>
      <text:p text:style-name="P10"><text:tab/>int test;</text:p>
      <text:p text:style-name="P10"><text:tab/>int a, b;</text:p>
      <text:p text:style-name="P10"><text:tab/>s(test);</text:p>
      <text:p text:style-name="P10"><text:tab/>pre();</text:p>
      <text:p text:style-name="P10"><text:tab/>while(test--){</text:p>
      <text:p text:style-name="P10"><text:tab/><text:tab/>s(a), s(b);</text:p>
      <text:p text:style-name="P10"><text:tab/><text:tab/>solve(a, b);</text:p>
      <text:p text:style-name="P10"><text:tab/>}</text:p>
      <text:p text:style-name="P10"><text:tab/>return 0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><text:soft-page-break/>SORT 2D ARRAY</text:p>
      <text:p text:style-name="P10"/>
      <text:p text:style-name="P10">int compare (const void *pa,const void *pb ) {</text:p>
      <text:p text:style-name="P10"><text:s text:c="3"/>/* int (*a)[3] = pa;</text:p>
      <text:p text:style-name="P10"><text:s text:c="4"/>int (*b)[3] = pb;</text:p>
      <text:p text:style-name="P10"><text:s text:c="4"/>if ( a[0][0] &lt; b[0][0] ) return -1;</text:p>
      <text:p text:style-name="P10"><text:s text:c="4"/>if ( a[0][0] &gt; b[0][0] ) return +1;</text:p>
      <text:p text:style-name="P10"><text:s text:c="4"/>return 0;*/</text:p>
      <text:p text:style-name="P10"></text:p>
      <text:p text:style-name="P10"><text:s text:c="4"/>if ( *(int*)(pa) &lt; *(int*)(pb) ) return -1;</text:p>
      <text:p text:style-name="P10"><text:s text:c="2"/><text:tab/>if ( *(int*)(pa) &gt; *(int*)(pb) ) return 1;</text:p>
      <text:p text:style-name="P10"><text:s text:c="4"/>return 0;</text:p>
      <text:p text:style-name="P10">}</text:p>
      <text:p text:style-name="P10"></text:p>
      <text:p text:style-name="P10">int n,a[2005][3];</text:p>
      <text:p text:style-name="P10">for(i=0;i&lt;n;++i){</text:p>
      <text:p text:style-name="P10"><text:tab/>for(j=0;j&lt;3;++j){</text:p>
      <text:p text:style-name="P10"><text:tab/><text:tab/>scanf("%d",&amp;a[i][j]);</text:p>
      <text:p text:style-name="P10"><text:tab/>}</text:p>
      <text:p text:style-name="P10">}<text:tab/><text:tab/></text:p>
      <text:p text:style-name="P10">qsort (a, n, sizeof(a[0]), compare);</text:p>
      <text:p text:style-name="P10">–-----------------------------------------</text:p>
      <text:p text:style-name="P10"/>
      <text:p text:style-name="P11">int a[100002][2];</text:p>
      <text:p text:style-name="P11">bool myfunction (int a, int b){</text:p>
      <text:p text:style-name="P11"><text:tab/>if(a&gt;b)</text:p>
      <text:p text:style-name="P11"><text:tab/><text:tab/>return true;</text:p>
      <text:p text:style-name="P11"><text:s text:c="4"/>else</text:p>
      <text:p text:style-name="P11"><text:tab/><text:tab/>return false;</text:p>
      <text:p text:style-name="P11">}</text:p>
      <text:p text:style-name="P11">for(int z=0;z&lt;t;++z)</text:p>
      <text:p text:style-name="P11"><text:tab/>scanf("%d %d",&amp;a[z][0], &amp;a[z][1]);</text:p>
      <text:p text:style-name="P11">sort(a[0], a[z+1], myfunction);</text:p>
      <text:p text:style-name="P11">–----------------------------------------------------</text:p>
      <text:p text:style-name="P11">//SORT 2-d vector</text:p>
      <text:p text:style-name="P11">bool mySortFunction(const vector&lt;int&gt;&amp; inner1, const vector&lt;int&gt;&amp; inner2) {</text:p>
      <text:p text:style-name="P11"><text:s text:c="8"/>return inner1[1] &lt; inner2[1];</text:p>
      <text:p text:style-name="P11">}</text:p>
      <text:p text:style-name="P11">vector&lt;vector&lt;int&gt; &gt; vect;</text:p>
      <text:p text:style-name="P11">sort(vect.begin(), vect.end(), mySortFunction);</text:p>
      <text:p text:style-name="P11">–-------------------------------------------------</text:p>
      <text:p text:style-name="P11">//SORT a structure array</text:p>
      <text:p text:style-name="P11">struct node{</text:p>
      <text:p text:style-name="P11"><text:s text:c="7"/>int in;</text:p>
      <text:p text:style-name="P11"><text:s text:c="7"/>int val;</text:p>
      <text:p text:style-name="P11">}a[1000];</text:p>
      <text:p text:style-name="P11"/>
      <text:p text:style-name="P11">bool compare(const node &amp;lhs,const node &amp;rhs)</text:p>
      <text:p text:style-name="P11">{</text:p>
      <text:p text:style-name="P11"><text:s text:c="5"/>return(lhs.val&lt;rhs.val);</text:p>
      <text:p text:style-name="P11">}</text:p>
      <text:p text:style-name="P11">sort(a,a+n,compare);</text:p>
      <text:p text:style-name="P11">–---------------------------------------</text:p>
      <text:p text:style-name="P9">struct cmp_str</text:p>
      <text:p text:style-name="P9">{</text:p>
      <text:p text:style-name="P9"><text:s text:c="3"/>bool operator()(char const *a, char const *b)</text:p>
      <text:p text:style-name="P9"><text:s text:c="3"/>{</text:p>
      <text:p text:style-name="P9"><text:s text:c="6"/>return std::strcmp(a, b) &lt; 0;</text:p>
      <text:p text:style-name="P9"><text:s text:c="3"/>}</text:p>
      <text:p text:style-name="P9">};</text:p>
      <text:p text:style-name="P9"/>
      <text:p text:style-name="P9">map&lt;char *, int, cmp_str&gt; BlahBlah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CALCULATE nCr mod M</text:p>
      <text:p text:style-name="P11"/>
      <text:p text:style-name="P11">ll int modPow(ll int a, ll int x, ll int p) {</text:p>
      <text:p text:style-name="P11"><text:s text:c="4"/>//calculates a^x mod p in logarithmic time.</text:p>
      <text:p text:style-name="P11"><text:s text:c="4"/>ll int res = 1;</text:p>
      <text:p text:style-name="P11"><text:s text:c="4"/>while(x &gt; 0) {</text:p>
      <text:p text:style-name="P11"><text:s text:c="8"/>if( x % 2 != 0) {</text:p>
      <text:p text:style-name="P11"><text:s text:c="12"/>res = (res * a) % p;</text:p>
      <text:p text:style-name="P11"><text:s text:c="8"/>}</text:p>
      <text:p text:style-name="P11"><text:s text:c="8"/>a = (a * a) % p;</text:p>
      <text:p text:style-name="P11"><text:s text:c="8"/>x /= 2;</text:p>
      <text:p text:style-name="P11"><text:s text:c="4"/>}</text:p>
      <text:p text:style-name="P11"><text:s text:c="4"/>return res;</text:p>
      <text:p text:style-name="P11">}</text:p>
      <text:p text:style-name="P11"/>
      <text:p text:style-name="P11">ll int modInverse(ll int a, ll int p) {</text:p>
      <text:p text:style-name="P11"><text:s text:c="4"/>//calculates the modular multiplicative of a mod m.</text:p>
      <text:p text:style-name="P11"><text:s text:c="4"/>//(assuming p is prime).</text:p>
      <text:p text:style-name="P11"><text:s text:c="4"/>return modPow(a, p-2, p);</text:p>
      <text:p text:style-name="P11">}</text:p>
      <text:p text:style-name="P11"/>
      <text:p text:style-name="P11">ll int modBinomial(ll int n, ll int k, ll int p) {</text:p>
      <text:p text:style-name="P11">// calculates C(n,k) mod p (assuming p is prime).</text:p>
      <text:p text:style-name="P11"/>
      <text:p text:style-name="P11"><text:s text:c="4"/>ll int numerator = 1; // n * (n-1) * ... * (n-k+1)</text:p>
      <text:p text:style-name="P11"><text:s text:c="4"/>for (ll int i=0; i&lt;k; i++) {</text:p>
      <text:p text:style-name="P11"><text:s text:c="8"/>numerator = (numerator * (n-i) ) % p;</text:p>
      <text:p text:style-name="P11"><text:s text:c="4"/>}</text:p>
      <text:p text:style-name="P11"><text:s text:c="4"/></text:p>
      <text:p text:style-name="P11"><text:s text:c="4"/>ll int denominator = 1; // k!</text:p>
      <text:p text:style-name="P11"><text:s text:c="4"/>for (ll int i=1; i&lt;=k; i++) {</text:p>
      <text:p text:style-name="P11"><text:s text:c="8"/>denominator = (denominator * i) % p;</text:p>
      <text:p text:style-name="P11"><text:s text:c="4"/>}</text:p>
      <text:p text:style-name="P11"><text:s text:c="4"/></text:p>
      <text:p text:style-name="P11"><text:s text:c="4"/>// numerator / denominator mod p.</text:p>
      <text:p text:style-name="P11"><text:s text:c="4"/>return ( numerator* modInverse(denominator,p) ) % p;</text:p>
      <text:p text:style-name="P11">}</text:p>
      <text:p text:style-name="P11">modBinomial(n,r,M);</text:p>
      <text:p text:style-name="P11"/>
      <text:p text:style-name="P7">BELLMAN FORD</text:p>
      <text:p text:style-name="P16">void initialize(int s, int *dist, int *parent){</text:p>
      <text:p text:style-name="P16"><text:tab/>for(int i=0;i&lt;v;++i){</text:p>
      <text:p text:style-name="P16"><text:tab/><text:tab/>dist[i] = MAX;</text:p>
      <text:p text:style-name="P16"><text:tab/><text:tab/>parent[i] = -1;</text:p>
      <text:p text:style-name="P16"><text:tab/>}</text:p>
      <text:p text:style-name="P16"><text:tab/>dist[s] = 0;</text:p>
      <text:p text:style-name="P16">}</text:p>
      <text:p text:style-name="P16"/>
      <text:p text:style-name="P16">void relax(int s, int e, int w, int *dist, int *parent){</text:p>
      <text:p text:style-name="P16"><text:tab/>if(dist[e] &gt; dist[s] + w){</text:p>
      <text:p text:style-name="P16"><text:tab/><text:tab/>dist[e] = dist[s] + w;</text:p>
      <text:p text:style-name="P16"><text:tab/><text:tab/>parent[e] = s;</text:p>
      <text:p text:style-name="P16"><text:tab/>}</text:p>
      <text:p text:style-name="P16">}</text:p>
      <text:p text:style-name="P16"/>
      <text:p text:style-name="P16">bool bellman_ford(int **adj, int **weight, int source){</text:p>
      <text:p text:style-name="P16"><text:tab/>int *dist, *parent;</text:p>
      <text:p text:style-name="P16"><text:tab/>dist = new int[v+1];</text:p>
      <text:p text:style-name="P16"><text:tab/>parent = new int[v+1];</text:p>
      <text:p text:style-name="P16"><text:tab/></text:p>
      <text:p text:style-name="P16"><text:tab/>initialize(source, dist, parent);</text:p>
      <text:p text:style-name="P16"><text:tab/></text:p>
      <text:p text:style-name="P16"><text:tab/>for(int k=1;k&lt;=v-1;++k){</text:p>
      <text:p text:style-name="P16"><text:tab/><text:tab/>for(int i=0;i&lt;v;++i){</text:p>
      <text:p text:style-name="P16"><text:tab/><text:tab/><text:tab/>for(int j=0;j&lt;v;++j){</text:p>
      <text:p text:style-name="P16"><text:tab/><text:tab/><text:tab/><text:tab/>if(adj[i][j]==1){</text:p>
      <text:p text:style-name="P16"><text:tab/><text:tab/><text:tab/><text:tab/><text:tab/>relax(i, j, weight[i][j], dist, parent);</text:p>
      <text:p text:style-name="P16"><text:tab/><text:tab/><text:tab/><text:tab/>}</text:p>
      <text:p text:style-name="P16"><text:tab/><text:tab/><text:tab/>}</text:p>
      <text:p text:style-name="P16"><text:tab/><text:tab/>}</text:p>
      <text:p text:style-name="P16"><text:tab/>}</text:p>
      <text:p text:style-name="P16">}</text:p>
      <text:p text:style-name="P11"/>
      <text:p text:style-name="P5"/>
      <text:p text:style-name="P5"/>
      <text:p text:style-name="P5"/>
      <text:p text:style-name="P5"/>
      <text:p text:style-name="P5"><text:soft-page-break/>MILLER – RABIN PRIMALITY TEST</text:p>
      <text:p text:style-name="P12"/>
      <text:p text:style-name="P12">#define X first</text:p>
      <text:p text:style-name="P12">#define Y second</text:p>
      <text:p text:style-name="P12">#define pb push_back</text:p>
      <text:p text:style-name="P12">#define fr(i,n) for(int i=1;i&lt;=n;i++)</text:p>
      <text:p text:style-name="P12">using namespace std;</text:p>
      <text:p text:style-name="P12">typedef long long ll;</text:p>
      <text:p text:style-name="P12">int T;</text:p>
      <text:p text:style-name="P12">ll mod;</text:p>
      <text:p text:style-name="P12">int b[]={2,3,5,7,11,13,17,19,23,29,31,37,41,43,47,53,59,61,67,71,73,79,83,89,97};</text:p>
      <text:p text:style-name="P12">ll a[]={1996011519951206ll,1995120619960115ll,1995100319960115ll,195100319951206ll,1996011519951003ll};</text:p>
      <text:p text:style-name="P12"/>
      <text:p text:style-name="P12">ll multi(ll x,ll y)</text:p>
      <text:p text:style-name="P12">{</text:p>
      <text:p text:style-name="P12"><text:tab/>ll w=x*y-mod*(ll(double(x)*y/mod+1e-3));</text:p>
      <text:p text:style-name="P12"><text:tab/>while(w&lt;0)</text:p>
      <text:p text:style-name="P12"><text:tab/><text:tab/>w+=mod;</text:p>
      <text:p text:style-name="P12"><text:tab/>while(w&gt;=mod)</text:p>
      <text:p text:style-name="P12"><text:tab/><text:tab/>w-=mod;</text:p>
      <text:p text:style-name="P12"><text:tab/>return w;</text:p>
      <text:p text:style-name="P12">}</text:p>
      <text:p text:style-name="P12">ll pow(ll x,ll y)</text:p>
      <text:p text:style-name="P12">{</text:p>
      <text:p text:style-name="P12"><text:tab/>ll t=1;</text:p>
      <text:p text:style-name="P12"><text:tab/>while(y)</text:p>
      <text:p text:style-name="P12"><text:tab/>{</text:p>
      <text:p text:style-name="P12"><text:tab/><text:tab/>if(y&amp;1)</text:p>
      <text:p text:style-name="P12"><text:tab/><text:tab/><text:tab/>t=multi(t,x);</text:p>
      <text:p text:style-name="P12"><text:tab/><text:tab/>x=multi(x,x);</text:p>
      <text:p text:style-name="P12"><text:tab/><text:tab/>y&gt;&gt;=1;</text:p>
      <text:p text:style-name="P12"><text:tab/>}</text:p>
      <text:p text:style-name="P12"><text:tab/>return t;</text:p>
      <text:p text:style-name="P12">}</text:p>
      <text:p text:style-name="P12">bool judge(ll n)</text:p>
      <text:p text:style-name="P12">{</text:p>
      <text:p text:style-name="P12"><text:tab/>if(n==2) return true;</text:p>
      <text:p text:style-name="P12"><text:tab/>if(n&lt;2||!(n&amp;1)) return false;</text:p>
      <text:p text:style-name="P12"><text:tab/>for(int i=0;i&lt;25;i++)</text:p>
      <text:p text:style-name="P12"><text:tab/><text:tab/>if(n%b[i]==0&amp;&amp;n!=b[i])</text:p>
      <text:p text:style-name="P12"><text:tab/><text:tab/><text:tab/>return false;</text:p>
      <text:p text:style-name="P12"><text:tab/>mod=n;</text:p>
      <text:p text:style-name="P12"><text:tab/>int t=0;</text:p>
      <text:p text:style-name="P12"><text:tab/>ll u=n-1;</text:p>
      <text:p text:style-name="P12"><text:tab/>while(!(u&amp;1)) t++,u&gt;&gt;=1;</text:p>
      <text:p text:style-name="P12"><text:tab/>for(int i=0;i&lt;5;i++)</text:p>
      <text:p text:style-name="P12"><text:tab/>{</text:p>
      <text:p text:style-name="P12"><text:tab/><text:tab/>ll x=a[i]%(n-1)+1;</text:p>
      <text:p text:style-name="P12"><text:tab/><text:tab/>x=pow(x,u);</text:p>
      <text:p text:style-name="P12"><text:tab/><text:tab/>ll y=x;</text:p>
      <text:p text:style-name="P12"><text:tab/><text:tab/>for(int j=1;j&lt;=t;j++)</text:p>
      <text:p text:style-name="P12"><text:tab/><text:tab/>{</text:p>
      <text:p text:style-name="P12"><text:tab/><text:tab/><text:tab/>x=multi(x,x);</text:p>
      <text:p text:style-name="P12"><text:tab/><text:tab/><text:tab/>if(x==1&amp;&amp;y!=1&amp;&amp;y!=n-1)</text:p>
      <text:p text:style-name="P12"><text:tab/><text:tab/><text:tab/><text:tab/>return false;</text:p>
      <text:p text:style-name="P12"><text:tab/><text:tab/><text:tab/>y=x;</text:p>
      <text:p text:style-name="P12"><text:tab/><text:tab/>}</text:p>
      <text:p text:style-name="P12"><text:tab/><text:tab/>if(x!=1) return false;</text:p>
      <text:p text:style-name="P12"><text:tab/>}</text:p>
      <text:p text:style-name="P12"><text:tab/>return true;</text:p>
      <text:p text:style-name="P12">}</text:p>
      <text:p text:style-name="P12">int main(){<text:tab/></text:p>
      <text:p text:style-name="P13"><text:tab/><text:tab/>ll n;</text:p>
      <text:p text:style-name="P12"><text:tab/><text:tab/>cin&gt;&gt;n;</text:p>
      <text:p text:style-name="P12"><text:tab/><text:tab/>for(ll i=n;i&gt;=1;i--){</text:p>
      <text:p text:style-name="P12"><text:tab/><text:tab/><text:tab/>if(judge(i)){</text:p>
      <text:p text:style-name="P12"><text:tab/><text:tab/><text:tab/><text:tab/>cout&lt;&lt;i&lt;&lt;'\n';</text:p>
      <text:p text:style-name="P12"><text:tab/><text:tab/><text:tab/><text:tab/>break;</text:p>
      <text:p text:style-name="P12"><text:tab/><text:tab/><text:tab/>}</text:p>
      <text:p text:style-name="P12"><text:tab/><text:tab/>}</text:p>
      <text:p text:style-name="P12"><text:tab/>}</text:p>
      <text:p text:style-name="P12"><text:tab/>return 0;</text:p>
      <text:p text:style-name="P12">}</text:p>
      <text:p text:style-name="P12"/>
      <text:p text:style-name="P12"/>
      <text:p text:style-name="P5"><text:soft-page-break/>MATRIX EXPONENTIATION – RECURSION</text:p>
      <text:p text:style-name="P12"/>
      <text:p text:style-name="P12">#include &lt;iostream&gt;</text:p>
      <text:p text:style-name="P12">#include &lt;vector&gt;</text:p>
      <text:p text:style-name="P12"/>
      <text:p text:style-name="P12">using namespace std;</text:p>
      <text:p text:style-name="P12"/>
      <text:p text:style-name="P12">typedef long long ll;</text:p>
      <text:p text:style-name="P12">typedef vector &lt; ll &gt; row;</text:p>
      <text:p text:style-name="P12">typedef vector &lt; row &gt; matrix;</text:p>
      <text:p text:style-name="P12"/>
      <text:p text:style-name="P12">ll MOD = (ll) 1e9 + 7;</text:p>
      <text:p text:style-name="P12"/>
      <text:p text:style-name="P12">void</text:p>
      <text:p text:style-name="P12">clear (matrix &amp; A)</text:p>
      <text:p text:style-name="P12">{</text:p>
      <text:p text:style-name="P12"><text:s text:c="2"/>for (size_t i = 0; i &lt; A.size (); i++)</text:p>
      <text:p text:style-name="P12"><text:s text:c="4"/>for (size_t j = 0; j &lt; A[i].size (); j++)</text:p>
      <text:p text:style-name="P12"><text:s text:c="6"/>A[i][j] = 0;</text:p>
      <text:p text:style-name="P12">}</text:p>
      <text:p text:style-name="P12"/>
      <text:p text:style-name="P12">matrix</text:p>
      <text:p text:style-name="P12">mul (const matrix &amp; A, const matrix &amp; B)</text:p>
      <text:p text:style-name="P12">{</text:p>
      <text:p text:style-name="P12"><text:s text:c="2"/>matrix C = A;</text:p>
      <text:p text:style-name="P12"><text:s text:c="2"/>clear (C);</text:p>
      <text:p text:style-name="P12"><text:s text:c="2"/>for (size_t i = 0; i &lt; C.size (); i++)</text:p>
      <text:p text:style-name="P12"><text:s text:c="4"/>for (size_t j = 0; j &lt; C[i].size (); j++)</text:p>
      <text:p text:style-name="P12"><text:s text:c="6"/>for (size_t k = 0; k &lt; A[i].size (); k++)</text:p>
      <text:p text:style-name="P12"><text:tab/>C[i][j] = (C[i][j] + A[i][k] * B[k][j]) % MOD;</text:p>
      <text:p text:style-name="P12"><text:s text:c="2"/>return C;</text:p>
      <text:p text:style-name="P12">}</text:p>
      <text:p text:style-name="P12"/>
      <text:p text:style-name="P12">matrix</text:p>
      <text:p text:style-name="P12">pow (const matrix &amp; A, ll p)</text:p>
      <text:p text:style-name="P12">{</text:p>
      <text:p text:style-name="P12"><text:s text:c="2"/>if (p == 0)</text:p>
      <text:p text:style-name="P12"><text:s text:c="4"/>{</text:p>
      <text:p text:style-name="P12"><text:s text:c="6"/>matrix C = A;</text:p>
      <text:p text:style-name="P12"><text:s text:c="6"/>clear (C);</text:p>
      <text:p text:style-name="P12"><text:s text:c="6"/>for (size_t i = 0; i &lt; C.size (); i++)</text:p>
      <text:p text:style-name="P12"><text:tab/>C[i][i] = 1;</text:p>
      <text:p text:style-name="P12"><text:s text:c="6"/>return C;</text:p>
      <text:p text:style-name="P12"><text:s text:c="4"/>}</text:p>
      <text:p text:style-name="P12"><text:s text:c="2"/>matrix C = pow (A, p / 2);</text:p>
      <text:p text:style-name="P12"><text:s text:c="2"/>C = mul (C, C);</text:p>
      <text:p text:style-name="P12"><text:s text:c="2"/>if (p &amp; 1)</text:p>
      <text:p text:style-name="P12"><text:s text:c="4"/>C = mul (C, A);</text:p>
      <text:p text:style-name="P12"><text:s text:c="2"/>return C;</text:p>
      <text:p text:style-name="P12">}</text:p>
      <text:p text:style-name="P12"/>
      <text:p text:style-name="P12">void</text:p>
      <text:p text:style-name="P12">solve ()</text:p>
      <text:p text:style-name="P12">{</text:p>
      <text:p text:style-name="P12"><text:s text:c="2"/>ll L;</text:p>
      <text:p text:style-name="P12"><text:s text:c="2"/>cin &gt;&gt; L;</text:p>
      <text:p text:style-name="P12"><text:s text:c="2"/>const int nn = 16;</text:p>
      <text:p text:style-name="P12"><text:s text:c="2"/>matrix Z = matrix (nn, row (nn, 0));</text:p>
      <text:p text:style-name="P12"><text:s text:c="2"/>matrix A = Z;</text:p>
      <text:p text:style-name="P12"><text:s text:c="2"/>for (int i = 1; i &lt; nn; i++)</text:p>
      <text:p text:style-name="P12"><text:s text:c="4"/>A[i][i - 1] = 1;</text:p>
      <text:p text:style-name="P12"><text:s text:c="2"/>int k, l;</text:p>
      <text:p text:style-name="P12"><text:s text:c="2"/>cin &gt;&gt; k;</text:p>
      <text:p text:style-name="P12"><text:s text:c="2"/>for (int i = 0; i &lt; k; i++)</text:p>
      <text:p text:style-name="P12"><text:s text:c="4"/>{</text:p>
      <text:p text:style-name="P12"><text:s text:c="6"/>cin &gt;&gt; l;</text:p>
      <text:p text:style-name="P12"><text:s text:c="6"/>A[0][l - 1]++;</text:p>
      <text:p text:style-name="P12"><text:s text:c="4"/>}</text:p>
      <text:p text:style-name="P12"><text:s text:c="2"/>matrix B = pow (A, L);</text:p>
      <text:p text:style-name="P12"><text:s text:c="2"/>cout &lt;&lt; B[0][0] &lt;&lt; endl;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LAZY PROPAGATION</text:p>
      <text:p text:style-name="P12"/>
      <text:p text:style-name="P12">/**</text:p>
      <text:p text:style-name="P12"><text:s/>* In this code we have a very large array called arr, and very large set of operations</text:p>
      <text:p text:style-name="P12"><text:s/>* Operation #1: Increment the elements within range [i, j] with value val</text:p>
      <text:p text:style-name="P12"><text:s/>* Operation #2: Get max element within range [i, j]</text:p>
      <text:p text:style-name="P12"><text:s/>* Build tree: build_tree(1, 0, N-1)</text:p>
      <text:p text:style-name="P12"><text:s/>* Update tree: update_tree(1, 0, N-1, i, j, value)</text:p>
      <text:p text:style-name="P12"><text:s/>* Query tree: query_tree(1, 0, N-1, i, j)</text:p>
      <text:p text:style-name="P12"><text:s/>*/</text:p>
      <text:p text:style-name="P12"/>
      <text:p text:style-name="P12">#include &lt;iostream&gt;</text:p>
      <text:p text:style-name="P12">#include &lt;algorithm&gt;</text:p>
      <text:p text:style-name="P12">#include &lt;cstdio&gt;</text:p>
      <text:p text:style-name="P12"/>
      <text:p text:style-name="P12">using namespace std;</text:p>
      <text:p text:style-name="P12"/>
      <text:p text:style-name="P12">#include &lt;string.h&gt;</text:p>
      <text:p text:style-name="P12">#include &lt;math.h&gt; </text:p>
      <text:p text:style-name="P12"/>
      <text:p text:style-name="P12">#define N 100005</text:p>
      <text:p text:style-name="P12">#define inf 0x7fffffff</text:p>
      <text:p text:style-name="P12"/>
      <text:p text:style-name="P12">int arr[N];</text:p>
      <text:p text:style-name="P12">int tree1[N];</text:p>
      <text:p text:style-name="P12">int tree2[N];</text:p>
      <text:p text:style-name="P12">int tree3[N];</text:p>
      <text:p text:style-name="P12"/>
      <text:p text:style-name="P12">/**</text:p>
      <text:p text:style-name="P12"><text:s/>* Build and init tree</text:p>
      <text:p text:style-name="P12"><text:s/>*/</text:p>
      <text:p text:style-name="P12">void build_tree(int node, int a, int b) {</text:p>
      <text:p text:style-name="P12"><text:s text:c="4"/>if(a &gt; b) return; // Out of range</text:p>
      <text:p text:style-name="P12"><text:s text:c="2"/><text:tab/></text:p>
      <text:p text:style-name="P12"><text:s text:c="2"/><text:tab/>if(a == b) { // Leaf node</text:p>
      <text:p text:style-name="P12"><text:s text:c="4"/><text:tab/>tree1[node] = arr[a]; // Init value</text:p>
      <text:p text:style-name="P12"><text:s text:c="4"/><text:tab/>tree2[node] = arr[a]; // Init value</text:p>
      <text:p text:style-name="P12"><text:s text:c="4"/><text:tab/>tree3[node] = arr[a]; // Init value</text:p>
      <text:p text:style-name="P12"><text:tab/><text:tab/>return;</text:p>
      <text:p text:style-name="P12"><text:tab/>}</text:p>
      <text:p text:style-name="P12"><text:tab/></text:p>
      <text:p text:style-name="P12"><text:tab/>build_tree(node*2, a, (a+b)/2); // Init left child</text:p>
      <text:p text:style-name="P12"><text:tab/>build_tree(node*2+1, 1+(a+b)/2, b); // Init right child</text:p>
      <text:p text:style-name="P12"><text:tab/></text:p>
      <text:p text:style-name="P12"><text:tab/>tree1[node] = tree1[node*2]^tree1[node*2+1]; // Init root value</text:p>
      <text:p text:style-name="P12"><text:tab/>tree2[node] = tree2[node*2]&amp;tree2[node*2+1]; // Init root value</text:p>
      <text:p text:style-name="P12"><text:tab/>tree3[node] = tree3[node*2]|tree3[node*2+1]; // Init root value</text:p>
      <text:p text:style-name="P12">}</text:p>
      <text:p text:style-name="P12"/>
      <text:p text:style-name="P12">/**</text:p>
      <text:p text:style-name="P12"><text:s/>* Increment elements within range [i, j] with value value</text:p>
      <text:p text:style-name="P12"><text:s/>*/</text:p>
      <text:p text:style-name="P12">void update_tree(int node, int a, int b, int i, int j, int value) {</text:p>
      <text:p text:style-name="P12"><text:s text:c="4"/></text:p>
      <text:p text:style-name="P12"><text:tab/>if(a &gt; b || a &gt; j || b &lt; i) // Current segment is not within range [i, j]</text:p>
      <text:p text:style-name="P12"><text:tab/><text:tab/>return;</text:p>
      <text:p text:style-name="P12"><text:s text:c="4"/></text:p>
      <text:p text:style-name="P12"><text:s text:c="2"/><text:tab/>if(a == b) { // Leaf node</text:p>
      <text:p text:style-name="P12"><text:s text:c="4"/><text:tab/>tree1[node] = value;</text:p>
      <text:p text:style-name="P12"><text:s text:c="4"/><text:tab/>return;</text:p>
      <text:p text:style-name="P12"><text:tab/>}</text:p>
      <text:p text:style-name="P12"/>
      <text:p text:style-name="P12"><text:tab/>update_tree(node*2, a, (a+b)/2, i, j, value); // Updating left child</text:p>
      <text:p text:style-name="P12"><text:tab/>update_tree(1+node*2, 1+(a+b)/2, b, i, j, value); // Updating right child</text:p>
      <text:p text:style-name="P12"/>
      <text:p text:style-name="P12"><text:tab/>tree1[node] = tree1[node*2]^tree1[node*2+1]; // Updating root with max value</text:p>
      <text:p text:style-name="P12">}</text:p>
      <text:p text:style-name="P12"/>
      <text:p text:style-name="P12">/**</text:p>
      <text:p text:style-name="P12"><text:s/>* Query tree to get max element value within range [i, j]</text:p>
      <text:p text:style-name="P12"><text:s/>*/</text:p>
      <text:p text:style-name="P12">int query_tree1(int node, int a, int b, int i, int j) {</text:p>
      <text:p text:style-name="P12"><text:tab/></text:p>
      <text:p text:style-name="P12"><text:tab/>if(a &gt; b || a &gt; j || b &lt; i) return 0; // Out of range</text:p>
      <text:p text:style-name="P12"/>
      <text:p text:style-name="P12"><text:tab/>if(a &gt;= i &amp;&amp; b &lt;= j) // Current segment is totally within range [i, j]</text:p>
      <text:p text:style-name="P12"><text:tab/><text:tab/>return tree1[node];</text:p>
      <text:p text:style-name="P12"><text:soft-page-break/></text:p>
      <text:p text:style-name="P12"><text:tab/>int q1 = query_tree1(node*2, a, (a+b)/2, i, j); // Query left child</text:p>
      <text:p text:style-name="P12"><text:tab/>int q2 = query_tree1(1+node*2, 1+(a+b)/2, b, i, j); // Query right child</text:p>
      <text:p text:style-name="P12"/>
      <text:p text:style-name="P12"><text:tab/>int res = q1^q2; // Return final result</text:p>
      <text:p text:style-name="P12"><text:tab/></text:p>
      <text:p text:style-name="P12"><text:tab/>return res;</text:p>
      <text:p text:style-name="P12">}</text:p>
      <text:p text:style-name="P12"/>
      <text:p text:style-name="P14">int main() {</text:p>
      <text:p text:style-name="P14"><text:tab/>int n, q;</text:p>
      <text:p text:style-name="P14"><text:tab/>scanf("%d %d", &amp;n, &amp;q);</text:p>
      <text:p text:style-name="P14"><text:tab/></text:p>
      <text:p text:style-name="P14"><text:tab/>for(int i=0;i&lt;n;++i){</text:p>
      <text:p text:style-name="P14"><text:tab/><text:tab/>scanf("%d", &amp;arr[i]); </text:p>
      <text:p text:style-name="P14"><text:tab/>}</text:p>
      <text:p text:style-name="P14"/>
      <text:p text:style-name="P14"><text:tab/>build_tree(1, 0, n-1);</text:p>
      <text:p text:style-name="P14"/>
      <text:p text:style-name="P14"><text:tab/>while(q--){</text:p>
      <text:p text:style-name="P14"><text:tab/><text:tab/>int action;</text:p>
      <text:p text:style-name="P14"><text:tab/><text:tab/>scanf("%d", &amp;action);</text:p>
      <text:p text:style-name="P14"><text:tab/><text:tab/>if(action==1){</text:p>
      <text:p text:style-name="P14"><text:tab/><text:tab/><text:tab/>int val, index;</text:p>
      <text:p text:style-name="P14"><text:tab/><text:tab/><text:tab/>scanf("%d %d", &amp;val, &amp;index);</text:p>
      <text:p text:style-name="P14"><text:tab/><text:tab/><text:tab/>update_tree(1, 0, n-1, index-1, index-1, val); // Increment range [0, 6] by 5</text:p>
      <text:p text:style-name="P14"><text:tab/><text:tab/>} else {</text:p>
      <text:p text:style-name="P14"><text:tab/><text:tab/><text:tab/>char option[10];</text:p>
      <text:p text:style-name="P14"><text:tab/><text:tab/><text:tab/>int l, r;</text:p>
      <text:p text:style-name="P14"><text:tab/><text:tab/><text:tab/>scanf("%s %d %d", option, &amp;l, &amp;r);</text:p>
      <text:p text:style-name="P14"><text:tab/><text:tab/><text:tab/>if(option[0]=='X'){</text:p>
      <text:p text:style-name="P14"><text:tab/><text:tab/><text:tab/><text:tab/>cout &lt;&lt; query_tree1(1, 0, n-1, l-1, r-1) &lt;&lt; endl; // Get max element in range [0, N-1]*/</text:p>
      <text:p text:style-name="P14"><text:tab/><text:tab/><text:tab/>}</text:p>
      <text:p text:style-name="P14"><text:tab/><text:tab/>}</text:p>
      <text:p text:style-name="P14"><text:tab/>}</text:p>
      <text:p text:style-name="P14">}</text:p>
      <text:p text:style-name="P14"/>
      <text:p text:style-name="P14"/>
      <text:p text:style-name="P14"/>
      <text:p text:style-name="P8">FLOYD WARSHALL</text:p>
      <text:p text:style-name="P17"/>
      <text:p text:style-name="P20">1 <text:span text:style-name="T2">let</text:span> dist be a |V| × |V| array of minimum distances initialized to ∞ (infinity)</text:p>
      <text:p text:style-name="P19">2 <text:span text:style-name="T2">for each</text:span> vertex <text:span text:style-name="T3">v</text:span></text:p>
      <text:p text:style-name="P19">3 <text:s text:c="3"/>dist[<text:span text:style-name="T3">v</text:span>][<text:span text:style-name="T3">v</text:span>] ← 0</text:p>
      <text:p text:style-name="P19">4 <text:span text:style-name="T2">for each</text:span> edge (<text:span text:style-name="T3">u</text:span>,<text:span text:style-name="T3">v</text:span>)</text:p>
      <text:p text:style-name="P19">5 <text:s text:c="3"/>dist[<text:span text:style-name="T3">u</text:span>][<text:span text:style-name="T3">v</text:span>] ← w(<text:span text:style-name="T3">u</text:span>,<text:span text:style-name="T3">v</text:span>) <text:s/><text:span text:style-name="T3">// the weight of the edge (</text:span>u<text:span text:style-name="T3">,</text:span>v<text:span text:style-name="T3">)</text:span></text:p>
      <text:p text:style-name="P19">6 <text:span text:style-name="T2">for</text:span> <text:span text:style-name="T3">k</text:span> <text:span text:style-name="T2">from</text:span> 1 <text:span text:style-name="T2">to</text:span> |V|</text:p>
      <text:p text:style-name="P19">7 <text:s text:c="3"/><text:span text:style-name="T2">for</text:span> <text:span text:style-name="T3">i</text:span> <text:span text:style-name="T2">from</text:span> 1 <text:span text:style-name="T2">to</text:span> |V|</text:p>
      <text:p text:style-name="P19">8 <text:s text:c="6"/><text:span text:style-name="T2">for</text:span> <text:span text:style-name="T3">j</text:span> <text:span text:style-name="T2">from</text:span> 1 <text:span text:style-name="T2">to</text:span> |V|</text:p>
      <text:p text:style-name="P19">9 <text:s text:c="9"/><text:span text:style-name="T2">if</text:span> dist[<text:span text:style-name="T3">i</text:span>][<text:span text:style-name="T3">j</text:span>] &gt; dist[<text:span text:style-name="T3">i</text:span>][<text:span text:style-name="T3">k</text:span>] + dist[<text:span text:style-name="T3">k</text:span>][<text:span text:style-name="T3">j</text:span>] </text:p>
      <text:p text:style-name="P19">10 <text:s text:c="12"/>dist[<text:span text:style-name="T3">i</text:span>][<text:span text:style-name="T3">j</text:span>] ← dist[<text:span text:style-name="T3">i</text:span>][<text:span text:style-name="T3">k</text:span>] + dist[<text:span text:style-name="T3">k</text:span>][<text:span text:style-name="T3">j</text:span>]</text:p>
      <text:p text:style-name="P21">11 <text:s text:c="8"/><text:span text:style-name="T2">end if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INVERSION COUNT</text:p>
      <text:p text:style-name="P15">/* This function sorts the input array and returns the</text:p>
      <text:p text:style-name="P15"><text:s text:c="3"/>number of inversions in the array */</text:p>
      <text:p text:style-name="P15">int mergeSort(int arr[], int array_size)</text:p>
      <text:p text:style-name="P15">{</text:p>
      <text:p text:style-name="P15"><text:s text:c="4"/>int *temp = (int *)malloc(sizeof(int)*array_size);</text:p>
      <text:p text:style-name="P15"><text:s text:c="4"/>return _mergeSort(arr, temp, 0, array_size - 1);</text:p>
      <text:p text:style-name="P15">}</text:p>
      <text:p text:style-name="P15"><text:s text:c="2"/></text:p>
      <text:p text:style-name="P15">/* An auxiliary recursive function that sorts the input array and</text:p>
      <text:p text:style-name="P15"><text:s text:c="2"/>returns the number of inversions in the array. */</text:p>
      <text:p text:style-name="P15">int _mergeSort(int arr[], int temp[], int left, int right)</text:p>
      <text:p text:style-name="P15">{</text:p>
      <text:p text:style-name="P15"><text:s text:c="2"/>int mid, inv_count = 0;</text:p>
      <text:p text:style-name="P15"><text:s text:c="2"/>if (right &gt; left)</text:p>
      <text:p text:style-name="P15"><text:s text:c="2"/>{</text:p>
      <text:p text:style-name="P15"><text:s text:c="4"/>/* Divide the array into two parts and call _mergeSortAndCountInv()</text:p>
      <text:p text:style-name="P15"><text:s text:c="7"/>for each of the parts */</text:p>
      <text:p text:style-name="P15"><text:s text:c="4"/>mid = (right + left)/2;</text:p>
      <text:p text:style-name="P15"><text:s text:c="2"/></text:p>
      <text:p text:style-name="P15"><text:s text:c="4"/>/* Inversion count will be sum of inversions in left-part, right-part</text:p>
      <text:p text:style-name="P15"><text:s text:c="6"/>and number of inversions in merging */</text:p>
      <text:p text:style-name="P15"><text:s text:c="4"/>inv_count <text:s/>= _mergeSort(arr, temp, left, mid);</text:p>
      <text:p text:style-name="P15"><text:s text:c="4"/>inv_count += _mergeSort(arr, temp, mid+1, right);</text:p>
      <text:p text:style-name="P15"><text:s text:c="2"/></text:p>
      <text:p text:style-name="P15"><text:s text:c="4"/>/*Merge the two parts*/</text:p>
      <text:p text:style-name="P15"><text:s text:c="4"/>inv_count += merge(arr, temp, left, mid+1, right);</text:p>
      <text:p text:style-name="P15"><text:s text:c="2"/>}</text:p>
      <text:p text:style-name="P15"><text:s text:c="2"/>return inv_count;</text:p>
      <text:p text:style-name="P15">}</text:p>
      <text:p text:style-name="P15"><text:s text:c="2"/></text:p>
      <text:p text:style-name="P15">/* This funt merges two sorted arrays and returns inversion count in</text:p>
      <text:p text:style-name="P15"><text:s text:c="3"/>the arrays.*/</text:p>
      <text:p text:style-name="P15">int merge(int arr[], int temp[], int left, int mid, int right)</text:p>
      <text:p text:style-name="P15">{</text:p>
      <text:p text:style-name="P15"><text:s text:c="2"/>int i, j, k;</text:p>
      <text:p text:style-name="P15"><text:s text:c="2"/>int inv_count = 0;</text:p>
      <text:p text:style-name="P15"><text:s text:c="2"/></text:p>
      <text:p text:style-name="P15"><text:s text:c="2"/>i = left; /* i is index for left subarray*/</text:p>
      <text:p text:style-name="P15"><text:s text:c="2"/>j = mid; <text:s/>/* i is index for right subarray*/</text:p>
      <text:p text:style-name="P15"><text:s text:c="2"/>k = left; /* i is index for resultant merged subarray*/</text:p>
      <text:p text:style-name="P15"><text:s text:c="2"/>while ((i &lt;= mid - 1) &amp;&amp; (j &lt;= right))</text:p>
      <text:p text:style-name="P15"><text:s text:c="2"/>{</text:p>
      <text:p text:style-name="P15"><text:s text:c="4"/>if (arr[i] &lt;= arr[j])</text:p>
      <text:p text:style-name="P15"><text:s text:c="4"/>{</text:p>
      <text:p text:style-name="P15"><text:s text:c="6"/>temp[k++] = arr[i++];</text:p>
      <text:p text:style-name="P15"><text:s text:c="4"/>}</text:p>
      <text:p text:style-name="P15"><text:s text:c="4"/>else</text:p>
      <text:p text:style-name="P15"><text:s text:c="4"/>{</text:p>
      <text:p text:style-name="P15"><text:s text:c="6"/>temp[k++] = arr[j++];</text:p>
      <text:p text:style-name="P15"><text:s text:c="2"/></text:p>
      <text:p text:style-name="P15"><text:s text:c="5"/>/*this is tricky -- see above explanation/diagram for merge()*/</text:p>
      <text:p text:style-name="P15"><text:s text:c="6"/>inv_count = inv_count + (mid - i);</text:p>
      <text:p text:style-name="P15"><text:s text:c="4"/>}</text:p>
      <text:p text:style-name="P15"><text:s text:c="2"/>}</text:p>
      <text:p text:style-name="P15"><text:s text:c="2"/></text:p>
      <text:p text:style-name="P15"><text:s text:c="2"/>/* Copy the remaining elements of left subarray</text:p>
      <text:p text:style-name="P15"><text:s text:c="3"/>(if there are any) to temp*/</text:p>
      <text:p text:style-name="P15"><text:s text:c="2"/>while (i &lt;= mid - 1)</text:p>
      <text:p text:style-name="P15"><text:s text:c="4"/>temp[k++] = arr[i++];</text:p>
      <text:p text:style-name="P15"><text:s text:c="2"/></text:p>
      <text:p text:style-name="P15"><text:s text:c="2"/>/* Copy the remaining elements of right subarray</text:p>
      <text:p text:style-name="P15"><text:s text:c="3"/>(if there are any) to temp*/</text:p>
      <text:p text:style-name="P15"><text:s text:c="2"/>while (j &lt;= right)</text:p>
      <text:p text:style-name="P15"><text:s text:c="4"/>temp[k++] = arr[j++];</text:p>
      <text:p text:style-name="P15"><text:s text:c="2"/></text:p>
      <text:p text:style-name="P15"><text:s text:c="2"/>/*Copy back the merged elements to original array*/</text:p>
      <text:p text:style-name="P15"><text:s text:c="2"/>for (i=left; i &lt;= right; i++)</text:p>
      <text:p text:style-name="P15"><text:s text:c="4"/>arr[i] = temp[i];</text:p>
      <text:p text:style-name="P15"><text:s text:c="2"/></text:p>
      <text:p text:style-name="P15"><text:s text:c="2"/>return inv_count;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1.072cm" fo:margin-left="1.08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Mittal</meta:initial-creator>
    <meta:creation-date>2013-12-11T13:04:06.222907997</meta:creation-date>
    <dc:date>2013-12-11T16:24:24.581137667</dc:date>
    <dc:creator>Amit Mittal</dc:creator>
    <meta:editing-duration>PT33M56S</meta:editing-duration>
    <meta:editing-cycles>3</meta:editing-cycles>
    <meta:generator>LibreOffice/4.1.2.3$Linux_x86 LibreOffice_project/410m0$Build-3</meta:generator>
    <meta:document-statistic meta:table-count="0" meta:image-count="0" meta:object-count="0" meta:page-count="17" meta:paragraph-count="1071" meta:word-count="4236" meta:character-count="26969" meta:non-whitespace-character-count="19199"/>
  </office:meta>
</office:document-meta>
</file>